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1.736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365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0.781cm"/>
    </style:style>
    <style:style style:name="co12" style:family="table-column">
      <style:table-column-properties fo:break-before="auto" style:column-width="0.938cm"/>
    </style:style>
    <style:style style:name="co13" style:family="table-column">
      <style:table-column-properties fo:break-before="auto" style:column-width="1.094cm"/>
    </style:style>
    <style:style style:name="co14" style:family="table-column">
      <style:table-column-properties fo:break-before="auto" style:column-width="0.977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055cm"/>
    </style:style>
    <style:style style:name="co17" style:family="table-column">
      <style:table-column-properties fo:break-before="auto" style:column-width="1.21cm"/>
    </style:style>
    <style:style style:name="co18" style:family="table-column">
      <style:table-column-properties fo:break-before="auto" style:column-width="0.626cm"/>
    </style:style>
    <style:style style:name="co19" style:family="table-column">
      <style:table-column-properties fo:break-before="auto" style:column-width="1.619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19.12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046cm"/>
    </style:style>
    <style:style style:name="co24" style:family="table-column">
      <style:table-column-properties fo:break-before="auto" style:column-width="3.219cm"/>
    </style:style>
    <style:style style:name="co25" style:family="table-column">
      <style:table-column-properties fo:break-before="auto" style:column-width="3.059cm"/>
    </style:style>
    <style:style style:name="co26" style:family="table-column">
      <style:table-column-properties fo:break-before="auto" style:column-width="3.304cm"/>
    </style:style>
    <style:style style:name="co27" style:family="table-column">
      <style:table-column-properties fo:break-before="auto" style:column-width="4.071cm"/>
    </style:style>
    <style:style style:name="co28" style:family="table-column">
      <style:table-column-properties fo:break-before="auto" style:column-width="2.055cm"/>
    </style:style>
    <style:style style:name="co29" style:family="table-column">
      <style:table-column-properties fo:break-before="auto" style:column-width="2.872cm"/>
    </style:style>
    <style:style style:name="co30" style:family="table-column">
      <style:table-column-properties fo:break-before="auto" style:column-width="3.937cm"/>
    </style:style>
    <style:style style:name="co31" style:family="table-column">
      <style:table-column-properties fo:break-before="auto" style:column-width="11.834cm"/>
    </style:style>
    <style:style style:name="co32" style:family="table-column">
      <style:table-column-properties fo:break-before="auto" style:column-width="3.141cm"/>
    </style:style>
    <style:style style:name="co33" style:family="table-column">
      <style:table-column-properties fo:break-before="auto" style:column-width="3.221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1.533cm"/>
    </style:style>
    <style:style style:name="co36" style:family="table-column">
      <style:table-column-properties fo:break-before="auto" style:column-width="1.625cm"/>
    </style:style>
    <style:style style:name="co37" style:family="table-column">
      <style:table-column-properties fo:break-before="auto" style:column-width="0.774cm"/>
    </style:style>
    <style:style style:name="co38" style:family="table-column">
      <style:table-column-properties fo:break-before="auto" style:column-width="0.905cm"/>
    </style:style>
    <style:style style:name="co39" style:family="table-column">
      <style:table-column-properties fo:break-before="auto" style:column-width="1.035cm"/>
    </style:style>
    <style:style style:name="co40" style:family="table-column">
      <style:table-column-properties fo:break-before="auto" style:column-width="0.931cm"/>
    </style:style>
    <style:style style:name="co41" style:family="table-column">
      <style:table-column-properties fo:break-before="auto" style:column-width="1.192cm"/>
    </style:style>
    <style:style style:name="co42" style:family="table-column">
      <style:table-column-properties fo:break-before="auto" style:column-width="1.48cm"/>
    </style:style>
    <style:style style:name="co43" style:family="table-column">
      <style:table-column-properties fo:break-before="auto" style:column-width="0.852cm"/>
    </style:style>
    <style:style style:name="co44" style:family="table-column">
      <style:table-column-properties fo:break-before="auto" style:column-width="0.617cm"/>
    </style:style>
    <style:style style:name="co45" style:family="table-column">
      <style:table-column-properties fo:break-before="auto" style:column-width="12.608cm"/>
    </style:style>
    <style:style style:name="co46" style:family="table-column">
      <style:table-column-properties fo:break-before="auto" style:column-width="2.492cm"/>
    </style:style>
    <style:style style:name="co47" style:family="table-column">
      <style:table-column-properties fo:break-before="auto" style:column-width="3.597cm"/>
    </style:style>
    <style:style style:name="co48" style:family="table-column">
      <style:table-column-properties fo:break-before="auto" style:column-width="3.374cm"/>
    </style:style>
    <style:style style:name="co49" style:family="table-column">
      <style:table-column-properties fo:break-before="auto" style:column-width="3.171cm"/>
    </style:style>
    <style:style style:name="co50" style:family="table-column">
      <style:table-column-properties fo:break-before="auto" style:column-width="1.699cm"/>
    </style:style>
    <style:style style:name="co51" style:family="table-column">
      <style:table-column-properties fo:break-before="auto" style:column-width="3.639cm"/>
    </style:style>
    <style:style style:name="co52" style:family="table-column">
      <style:table-column-properties fo:break-before="auto" style:column-width="10.82cm"/>
    </style:style>
    <style:style style:name="co53" style:family="table-column">
      <style:table-column-properties fo:break-before="auto" style:column-width="3.935cm"/>
    </style:style>
    <style:style style:name="co54" style:family="table-column">
      <style:table-column-properties fo:break-before="auto" style:column-width="4.209cm"/>
    </style:style>
    <style:style style:name="co55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7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>
      <style:table-cell-properties fo:background-color="transparent"/>
      <style:map style:condition="is-true-formula(ISEVEN(ROW()))" style:apply-style-name="Untitled2" style:base-cell-address="items_equipment.A1"/>
    </style:style>
    <style:style style:name="ce6" style:family="table-cell" style:parent-style-name="Default">
      <style:table-cell-properties fo:background-color="#ffbfbf"/>
      <style:map style:condition="is-true-formula(ISEVEN(ROW()))" style:apply-style-name="Untitled2" style:base-cell-address="items_equipment.A1"/>
    </style:style>
    <style:style style:name="ce7" style:family="table-cell" style:parent-style-name="Default">
      <style:table-cell-properties fo:background-color="transparent"/>
      <style:map style:condition="is-true-formula(ISEVEN(ROW(())))" style:apply-style-name="Untitled3" style:base-cell-address="items_equipment.A1"/>
    </style:style>
    <style:style style:name="ce8" style:family="table-cell" style:parent-style-name="Default">
      <style:table-cell-properties fo:background-color="#ffbfbf"/>
      <style:map style:condition="is-true-formula(ISEVEN(ROW(())))" style:apply-style-name="Untitled3" style:base-cell-address="items_equipment.A1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4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svg:stroke-color="#000000" draw:fill="none" draw:fill-color="#ffffff" fo:min-height="6.946cm"/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loext:graphic-properties draw:fill="none" draw:fill-color="#ffffff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8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_equipm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3" table:default-cell-style-name="ce5"/>
        <table:table-column table:style-name="co18" table:default-cell-style-name="ce5"/>
        <table:table-column table:style-name="co19" table:default-cell-style-name="ce7"/>
        <table:table-column table:style-name="co20" table:default-cell-style-name="ce5"/>
        <table:table-column table:style-name="co21" table:default-cell-style-name="ce5"/>
        <table:table-column table:style-name="co22" table:number-columns-repeated="1002" table:default-cell-style-name="ce7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rhp_max</text:p>
          </table:table-cell>
          <table:table-cell office:value-type="string" calcext:value-type="string">
            <text:p>rmp_max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rarmor</text:p>
          </table:table-cell>
          <table:table-cell office:value-type="string" calcext:value-type="string">
            <text:p>rmarmor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rgrit</text:p>
          </table:table-cell>
          <table:table-cell office:value-type="string" calcext:value-type="string">
            <text:p>rflow</text:p>
          </table:table-cell>
          <table:table-cell office:value-type="string" calcext:value-type="string">
            <text:p>rmind</text:p>
          </table:table-cell>
          <table:table-cell office:value-type="string" calcext:value-type="string">
            <text:p>rsoul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egacy</text:p>
          </table:table-cell>
          <table:table-cell office:value-type="string" calcext:value-type="string">
            <text:p>desc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red t-shirt</text:p>
          </table:table-cell>
          <table:table-cell table:style-name="ce6" office:value-type="string" calcext:value-type="string">
            <text:p>Red t-shir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casual t-shirt, more for fashion than function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robe</text:p>
          </table:table-cell>
          <table:table-cell table:style-name="ce6" office:value-type="string" calcext:value-type="string">
            <text:p>Brown robe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flowing robe, perfect for those seeking to channel magical energy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lack raincoat</text:p>
          </table:table-cell>
          <table:table-cell table:style-name="ce6" office:value-type="string" calcext:value-type="string">
            <text:p>Black rainco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waterproof coat for braving harsh weather condition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cap</text:p>
          </table:table-cell>
          <table:table-cell table:style-name="ce6" office:value-type="string" calcext:value-type="string">
            <text:p>Red cap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ylish red cap that adds a dash of flair to your attir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wn wizard hat</text:p>
          </table:table-cell>
          <table:table-cell table:style-name="ce6" office:value-type="string" calcext:value-type="string">
            <text:p>Brown pointy hat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pointy hat favored by novice spellcast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lague doctor mask</text:p>
          </table:table-cell>
          <table:table-cell table:style-name="ce6" office:value-type="string" calcext:value-type="string">
            <text:p>Plague doctor mask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mysterious mask with eerie overtones, often worn by healer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red scarf</text:p>
          </table:table-cell>
          <table:table-cell table:style-name="ce6" office:value-type="string" calcext:value-type="string">
            <text:p>Red scarf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carf made of red silk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notebook</text:p>
          </table:table-cell>
          <table:table-cell table:style-name="ce6" office:value-type="string" calcext:value-type="string">
            <text:p>Noteboo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bound notebook for jotting down spells or thought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prayer beads</text:p>
          </table:table-cell>
          <table:table-cell table:style-name="ce6" office:value-type="string" calcext:value-type="string">
            <text:p>Prayer beads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tring of beads for meditation and spiritual focu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field dagger</text:p>
          </table:table-cell>
          <table:table-cell table:style-name="ce6" office:value-type="string" calcext:value-type="string">
            <text:p>Field dagger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lightweight dagger, perfect for quick, precise strike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curved stick</text:p>
          </table:table-cell>
          <table:table-cell table:style-name="ce6" office:value-type="string" calcext:value-type="string">
            <text:p>Curved stick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mple stick with a curved end, useful for training or basic combat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wooden mallet</text:p>
          </table:table-cell>
          <table:table-cell table:style-name="ce6" office:value-type="string" calcext:value-type="string">
            <text:p>Wooden mallet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ONK!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chainmail</text:p>
          </table:table-cell>
          <table:table-cell table:style-name="ce6" office:value-type="string" calcext:value-type="string">
            <text:p>Bronze chainmail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bod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robust chainmail offering solid defense against attacks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bronze koif</text:p>
          </table:table-cell>
          <table:table-cell table:style-name="ce6" office:value-type="string" calcext:value-type="string">
            <text:p>Bronze koif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he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durable koif that offers basic protection for the head</text:p>
          </table:table-cell>
          <table:table-cell table:style-name="ce8" table:number-columns-repeated="1002"/>
        </table:table-row>
        <table:table-row table:style-name="ro2">
          <table:table-cell table:style-name="ce6" office:value-type="string" calcext:value-type="string">
            <text:p>event_1</text:p>
          </table:table-cell>
          <table:table-cell table:style-name="ce6" office:value-type="string" calcext:value-type="string">
            <text:p>Old coin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reli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Holding this tarnished coin fills you with an unsettling sense of both luck and dread. </text:p>
            <text:p>«And he who sailed never reached the harbor, for the harbor was yet to come in a future patch.» </text:p>
            <text:p>  - kuro february 3rd 2025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single earing</text:p>
          </table:table-cell>
          <table:table-cell table:style-name="ce6" office:value-type="string" calcext:value-type="string">
            <text:p>Single earing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trinke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single earing, kinda quirky to only wear one</text:p>
          </table:table-cell>
          <table:table-cell table:style-name="ce8" table:number-columns-repeated="1002"/>
        </table:table-row>
        <table:table-row table:style-name="ro1">
          <table:table-cell table:style-name="ce6" office:value-type="string" calcext:value-type="string">
            <text:p>axe</text:p>
          </table:table-cell>
          <table:table-cell table:style-name="ce6" office:value-type="string" calcext:value-type="string">
            <text:p>Axe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eap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 heavy axe, ideal for chopping wood or foes</text:p>
          </table:table-cell>
          <table:table-cell table:style-name="ce8" table:number-columns-repeated="1002"/>
        </table:table-row>
        <table:table-row table:style-name="ro1">
          <table:table-cell office:value-type="string" calcext:value-type="string">
            <text:p>grit body 1</text:p>
          </table:table-cell>
          <table:table-cell office:value-type="string" calcext:value-type="string">
            <text:p>Leather tunic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unic made of cow hide, you count 6 spots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1</text:p>
          </table:table-cell>
          <table:table-cell office:value-type="string" calcext:value-type="string">
            <text:p>Ragged shir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has enough holes to fit 6 extra arm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1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thick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1</text:p>
          </table:table-cell>
          <table:table-cell office:value-type="string" calcext:value-type="string">
            <text:p>Brown monk rob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a orangy-brownish color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1</text:p>
          </table:table-cell>
          <table:table-cell office:value-type="string" calcext:value-type="string">
            <text:p>Leather hat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made of cow hide.. moo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1</text:p>
          </table:table-cell>
          <table:table-cell office:value-type="string" calcext:value-type="string">
            <text:p>Ragged hoo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gged hood, its so beat up it looks like a mes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1</text:p>
          </table:table-cell>
          <table:table-cell office:value-type="string" calcext:value-type="string">
            <text:p>Pointy hat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oversized pointed hat, a little crooked at the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1</text:p>
          </table:table-cell>
          <table:table-cell office:value-type="string" calcext:value-type="string">
            <text:p>Bald ca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dy!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1</text:p>
          </table:table-cell>
          <table:table-cell office:value-type="string" calcext:value-type="string">
            <text:p>Pocket knif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mpers favoret too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1</text:p>
          </table:table-cell>
          <table:table-cell office:value-type="string" calcext:value-type="string">
            <text:p>Piece of pap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your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1</text:p>
          </table:table-cell>
          <table:table-cell office:value-type="string" calcext:value-type="string">
            <text:p>Tiny bel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n't sound quite r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1</text:p>
          </table:table-cell>
          <table:table-cell office:value-type="string" calcext:value-type="string">
            <text:p>Dir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stabby no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1</text:p>
          </table:table-cell>
          <table:table-cell office:value-type="string" calcext:value-type="string">
            <text:p>Stick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more magical than finding a cool sti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1</text:p>
          </table:table-cell>
          <table:table-cell office:value-type="string" calcext:value-type="string">
            <text:p>Prayer bead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oden beads on a thin threa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1</text:p>
          </table:table-cell>
          <table:table-cell office:value-type="string" calcext:value-type="string">
            <text:p>Wood shiel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lank with a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1</text:p>
          </table:table-cell>
          <table:table-cell office:value-type="string" calcext:value-type="string">
            <text:p>Pitchfor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dlubber triden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3</text:p>
          </table:table-cell>
          <table:table-cell office:value-type="string" calcext:value-type="string">
            <text:p>Hard leather tunic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hick tunic with fastened strap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3</text:p>
          </table:table-cell>
          <table:table-cell office:value-type="string" calcext:value-type="string">
            <text:p>Cloth shi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mple shirt dark shir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3</text:p>
          </table:table-cell>
          <table:table-cell office:value-type="string" calcext:value-type="string">
            <text:p>Fine rob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rob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3</text:p>
          </table:table-cell>
          <table:table-cell office:value-type="string" calcext:value-type="string">
            <text:p>Fine silk robe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obe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3</text:p>
          </table:table-cell>
          <table:table-cell office:value-type="string" calcext:value-type="string">
            <text:p>Hard leather helmet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eather covers the face, kink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3</text:p>
          </table:table-cell>
          <table:table-cell office:value-type="string" calcext:value-type="string">
            <text:p>Cloth hoo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loth hood dyed a dark gray col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3</text:p>
          </table:table-cell>
          <table:table-cell office:value-type="string" calcext:value-type="string">
            <text:p>Fine pointy ha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 blue tinted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3</text:p>
          </table:table-cell>
          <table:table-cell office:value-type="string" calcext:value-type="string">
            <text:p>Fine silk hood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ood made of the finest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3</text:p>
          </table:table-cell>
          <table:table-cell office:value-type="string" calcext:value-type="string">
            <text:p>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mall knife perfect for off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3</text:p>
          </table:table-cell>
          <table:table-cell office:value-type="string" calcext:value-type="string">
            <text:p>Notebook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write down lots of spell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3</text:p>
          </table:table-cell>
          <table:table-cell office:value-type="string" calcext:value-type="string">
            <text:p>Sigil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 your faith protect you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3</text:p>
          </table:table-cell>
          <table:table-cell office:value-type="string" calcext:value-type="string">
            <text:p>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h stabby and slash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3</text:p>
          </table:table-cell>
          <table:table-cell office:value-type="string" calcext:value-type="string">
            <text:p>Simpl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stick with some engraving and a leather handl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3</text:p>
          </table:table-cell>
          <table:table-cell office:value-type="string" calcext:value-type="string">
            <text:p>Holy emblem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mblem of a long forgotten god, whether they exist or not.. only god know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3</text:p>
          </table:table-cell>
          <table:table-cell office:value-type="string" calcext:value-type="string">
            <text:p>Shield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wood shild with a iron ri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3</text:p>
          </table:table-cell>
          <table:table-cell office:value-type="string" calcext:value-type="string">
            <text:p>Spea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tick with a triangular steel ti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6</text:p>
          </table:table-cell>
          <table:table-cell office:value-type="string" calcext:value-type="string">
            <text:p>Iron chainmail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shirt made of small iron r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6</text:p>
          </table:table-cell>
          <table:table-cell office:value-type="string" calcext:value-type="string">
            <text:p>Fine cloth cloak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ong black cloak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6</text:p>
          </table:table-cell>
          <table:table-cell office:value-type="string" calcext:value-type="string">
            <text:p>Apprentice rob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robe with golden thread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6</text:p>
          </table:table-cell>
          <table:table-cell office:value-type="string" calcext:value-type="string">
            <text:p>White robe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indingly white robe of sil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6</text:p>
          </table:table-cell>
          <table:table-cell office:value-type="string" calcext:value-type="string">
            <text:p>Iron cap</text:p>
          </table:table-cell>
          <table:table-cell office:value-type="float" office:value="45" calcext:value-type="float">
            <text:p>4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olished iron cap, it distorts your face when you use it like a mirro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6</text:p>
          </table:table-cell>
          <table:table-cell office:value-type="string" calcext:value-type="string">
            <text:p>Fine cloth hood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ack hood of excellent qualit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6</text:p>
          </table:table-cell>
          <table:table-cell office:value-type="string" calcext:value-type="string">
            <text:p>Apprentice hat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lue pointed h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6</text:p>
          </table:table-cell>
          <table:table-cell office:value-type="string" calcext:value-type="string">
            <text:p>Circlet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irclet made of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6</text:p>
          </table:table-cell>
          <table:table-cell office:value-type="string" calcext:value-type="string">
            <text:p>Field dag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ghtweight dagger, perfect for quick, precise strik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6</text:p>
          </table:table-cell>
          <table:table-cell office:value-type="string" calcext:value-type="string">
            <text:p>Book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rd leather book with quality pap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6</text:p>
          </table:table-cell>
          <table:table-cell office:value-type="string" calcext:value-type="string">
            <text:p>Embellished Sigi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ntricately designed symbol with both elegance and pow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6</text:p>
          </table:table-cell>
          <table:table-cell office:value-type="string" calcext:value-type="string">
            <text:p>Short swor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erfect weapon for close comba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6</text:p>
          </table:table-cell>
          <table:table-cell office:value-type="string" calcext:value-type="string">
            <text:p>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engraved copper rod with strange symbols engraved in the sil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6</text:p>
          </table:table-cell>
          <table:table-cell office:value-type="string" calcext:value-type="string">
            <text:p>Clerics mac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o is cleric?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6</text:p>
          </table:table-cell>
          <table:table-cell office:value-type="string" calcext:value-type="string">
            <text:p>Iron shield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ron shield, strong yet balanced. It feels solid in ha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6</text:p>
          </table:table-cell>
          <table:table-cell office:value-type="string" calcext:value-type="string">
            <text:p>Longsword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word forged of iron with a handle wrapped in a red clo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body 9</text:p>
          </table:table-cell>
          <table:table-cell office:value-type="string" calcext:value-type="string">
            <text:p>Steel chestplate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olid steel chestplate, glad it fits so wel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body 9</text:p>
          </table:table-cell>
          <table:table-cell office:value-type="string" calcext:value-type="string">
            <text:p>Rogue uniform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 iconic piece of cloth specialized for ease of movement utilizing leather straps and buck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body 9</text:p>
          </table:table-cell>
          <table:table-cell office:value-type="string" calcext:value-type="string">
            <text:p>Mage rob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robe with gold engraved patterns having jewels neatly embellished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body 9</text:p>
          </table:table-cell>
          <table:table-cell office:value-type="string" calcext:value-type="string">
            <text:p>White cloak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fine white cloak with gold lini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head 9</text:p>
          </table:table-cell>
          <table:table-cell office:value-type="string" calcext:value-type="string">
            <text:p>Steel helmet</text:p>
          </table:table-cell>
          <table:table-cell office:value-type="float" office:value="55" calcext:value-type="float">
            <text:p>55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teel helmet fit for a knigh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head 9</text:p>
          </table:table-cell>
          <table:table-cell office:value-type="string" calcext:value-type="string">
            <text:p>Rogue hood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w you can look cool whilst brooding in the corner of the taver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head 9</text:p>
          </table:table-cell>
          <table:table-cell office:value-type="string" calcext:value-type="string">
            <text:p>Mage ha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eep blue pointy hat with a wide brim embellished with gold and a sapphire connected to the tip, making it curve back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head 9</text:p>
          </table:table-cell>
          <table:table-cell office:value-type="string" calcext:value-type="string">
            <text:p>Mitre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at symbolizing fa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trinket 9</text:p>
          </table:table-cell>
          <table:table-cell office:value-type="string" calcext:value-type="string">
            <text:p>Bag of marble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eather bag full of glass marble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trinket 9</text:p>
          </table:table-cell>
          <table:table-cell office:value-type="string" calcext:value-type="string">
            <text:p>Ink and quil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bottle of magic ink and a quill made with a large colorful feath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trinket 9</text:p>
          </table:table-cell>
          <table:table-cell office:value-type="string" calcext:value-type="string">
            <text:p>Totem of undying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 looks like a mandrak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ow weapon 9</text:p>
          </table:table-cell>
          <table:table-cell office:value-type="string" calcext:value-type="string">
            <text:p>Rogue knif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high-quality tactical knife with a tanto blad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d weapon 9</text:p>
          </table:table-cell>
          <table:table-cell office:value-type="string" calcext:value-type="string">
            <text:p>Mage wan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gold engraved sliver rod with strange symbols engraved in the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oul weapon 9</text:p>
          </table:table-cell>
          <table:table-cell office:value-type="string" calcext:value-type="string">
            <text:p>White scepte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ilver staff with an emblem of the sun on to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trinket 9</text:p>
          </table:table-cell>
          <table:table-cell office:value-type="string" calcext:value-type="string">
            <text:p>Steel Buckler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ink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an lid of a skilled armor smith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it weapon 9</text:p>
          </table:table-cell>
          <table:table-cell office:value-type="string" calcext:value-type="string">
            <text:p>Steel longswor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ap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teel sword a knights favored instrument</text:p>
          </table:table-cell>
          <table:table-cell table:number-columns-repeated="100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ems_equipment.A1:items_equipment.S1048576 items_equipment.U1:items_equipment.V1048576">
            <calcext:condition calcext:apply-style-name="Untitled2" calcext:value="formula-is(ISEVEN(ROW()))" calcext:base-cell-address="items_equipment.A1"/>
          </calcext:conditional-format>
          <calcext:conditional-format calcext:target-range-address="items_equipment.A1:items_equipment.AMJ1048576">
            <calcext:condition calcext:apply-style-name="Untitled3" calcext:value="formula-is(ISEVEN(ROW(())))" calcext:base-cell-address="items_equipment.A1"/>
          </calcext:conditional-format>
        </calcext:conditional-formats>
      </table:table>
      <table:table table:name="items_consumable" table:style-name="ta1"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2" table:number-columns-repeated="1018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use_perspectives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 potion</text:p>
          </table:table-cell>
          <table:table-cell office:value-type="string" calcext:value-type="string">
            <text:p>Red potion</text:p>
          </table:table-cell>
          <table:table-cell office:value-type="string" calcext:value-type="string">
            <text:p>regen_hp30</text:p>
          </table:table-cell>
          <table:table-cell table:style-name="ce10" table:formula="of:=VLOOKUP([.C2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potion</text:p>
          </table:table-cell>
          <table:table-cell table:style-name="ce10" table:formula="of:=VLOOKUP([.E2]; [use_perspectives.A$1:.B$1048576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 potion</text:p>
          </table:table-cell>
          <table:table-cell office:value-type="string" calcext:value-type="string">
            <text:p>Blue potion</text:p>
          </table:table-cell>
          <table:table-cell office:value-type="string" calcext:value-type="string">
            <text:p>regen_mp30</text:p>
          </table:table-cell>
          <table:table-cell table:style-name="ce10" table:formula="of:=VLOOKUP([.C3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potion</text:p>
          </table:table-cell>
          <table:table-cell table:formula="of:=VLOOKUP([.E3]; [use_perspectives.A$1:.B$1048576]; 2; 0)" office:value-type="string" office:string-value="use_potion" calcext:value-type="string">
            <text:p>use_potion</text:p>
          </table:table-cell>
          <table:table-cell office:value-type="string" calcext:value-type="string">
            <text:p>Just a bottle of REALLY cold tomato sou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ucent scroll</text:p>
          </table:table-cell>
          <table:table-cell office:value-type="string" calcext:value-type="string">
            <text:p>Translucent Scroll</text:p>
          </table:table-cell>
          <table:table-cell office:value-type="string" calcext:value-type="string">
            <text:p>ethereal</text:p>
          </table:table-cell>
          <table:table-cell table:style-name="ce10" table:formula="of:=VLOOKUP([.C4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scroll</text:p>
          </table:table-cell>
          <table:table-cell table:formula="of:=VLOOKUP([.E4]; [use_perspectives.A$1:.B$1048576]; 2; 0)" office:value-type="string" office:string-value="use_scroll" calcext:value-type="string">
            <text:p>use_scroll</text:p>
          </table:table-cell>
          <table:table-cell office:value-type="string" calcext:value-type="string">
            <text:p>Its so hard to read this…</text:p>
          </table:table-cell>
          <table:table-cell table:number-columns-repeated="1017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_misc" table:style-name="ta1"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2" table:number-columns-repeated="1021" table:default-cell-style-name="ce9"/>
        <table:table-row table:style-name="ro1">
          <table:table-cell office:value-type="string" calcext:value-type="string">
            <text:p>premad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ust a r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utorial_paper_1</text:p>
          </table:table-cell>
          <table:table-cell office:value-type="string" calcext:value-type="string">
            <text:p>A piece of paper</text:p>
          </table:table-cell>
          <table:table-cell office:value-type="string" calcext:value-type="string">
            <text:p>This little note reads</text:p>
            <text:p>"not all exits are obvious, some are hidden, go north to proceed"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utorial_paper_2</text:p>
          </table:table-cell>
          <table:table-cell office:value-type="string" calcext:value-type="string">
            <text:p>Another piece of paper</text:p>
          </table:table-cell>
          <table:table-cell office:value-type="string" calcext:value-type="string">
            <text:p>This little note reads</text:p>
            <text:p>“You probably already figured it out, but loot dropped from enemies goes</text:p>
            <text:p>directly into your inventory, you also got a weapon!</text:p>
            <text:p>Identify it and equip it with “equip [item name]” then proceed north"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1">
        <table:shapes>
          <draw:frame draw:z-index="0" draw:name="Text Frame 1" draw:style-name="gr1" draw:text-style-name="P2" svg:width="7.312cm" svg:height="6.946cm" svg:x="21.866cm" svg:y="2.019cm">
            <draw:text-box>
              <text:p text:style-name="P1"><text:span text:style-name="T1">=IFERROR( <text:s/>IFERROR( <text:s text:c="2"/>VLOOKUP(</text:span><text:span text:style-name="T2">A2</text:span><text:span text:style-name="T1">, </text:span><text:span text:style-name="T3">items_equipment.A:B</text:span><text:span text:style-name="T1">, 2, 0), <text:s text:c="2"/>VLOOKUP(</text:span><text:span text:style-name="T2">A2</text:span><text:span text:style-name="T1">, </text:span><text:span text:style-name="T4">items_misc.A:B</text:span><text:span text:style-name="T1">, 2, 0) <text:s text:c="2"/>), <text:s/>VLOOKUP(</text:span><text:span text:style-name="T2">A2</text:span><text:span text:style-name="T1">, </text:span><text:span text:style-name="T5">items_consumable.A:B</text:span><text:span text:style-name="T1">, 2, 0) <text:s/>)</text:span></text:p>
              <text:p text:style-name="P1"><text:span text:style-name="T1"/></text:p>
            </draw:text-box>
          </draw:frame>
        </table:shapes>
        <table:table-column table:style-name="co29" table:default-cell-style-name="ce9"/>
        <table:table-column table:style-name="co30" table:default-cell-style-name="ce9"/>
        <table:table-column table:style-name="co32" table:default-cell-style-name="ce9"/>
        <table:table-column table:style-name="co33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drop_rat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2]; [items_equipment.A$1:.B$1048576]; 2; 0);   VLOOKUP([.A2]; [items_misc.A$1:.B$1048576]; 2; 0)   );  VLOOKUP([.A2]; [items_consumable.A$1:.B$1048576]; 2; 0)  )" office:value-type="string" office:string-value="Longsword" calcext:value-type="string">
            <text:p>Long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3]; [items_equipment.A$1:.B$1048576]; 2; 0);   VLOOKUP([.A3]; [items_misc.A$1:.B$1048576]; 2; 0)   );  VLOOKUP([.A3]; [items_consumable.A$1:.B$1048576]; 2; 0)  )" office:value-type="string" office:string-value="Iron chainmail" calcext:value-type="string">
            <text:p>Iron chainma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4]; [items_equipment.A$1:.B$1048576]; 2; 0);   VLOOKUP([.A4]; [items_misc.A$1:.B$1048576]; 2; 0)   );  VLOOKUP([.A4]; [items_consumable.A$1:.B$1048576]; 2; 0)  )" office:value-type="string" office:string-value="Iron cap" calcext:value-type="string">
            <text:p>Iron cap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5]; [items_equipment.A$1:.B$1048576]; 2; 0);   VLOOKUP([.A5]; [items_misc.A$1:.B$1048576]; 2; 0)   );  VLOOKUP([.A5]; [items_consumable.A$1:.B$1048576]; 2; 0)  )" office:value-type="string" office:string-value="Iron shield" calcext:value-type="string">
            <text:p>Iron shiel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6]; [items_equipment.A$1:.B$1048576]; 2; 0);   VLOOKUP([.A6]; [items_misc.A$1:.B$1048576]; 2; 0)   );  VLOOKUP([.A6]; [items_consumable.A$1:.B$1048576]; 2; 0)  )" office:value-type="string" office:string-value="Short sword" calcext:value-type="string">
            <text:p>Short swor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7]; [items_equipment.A$1:.B$1048576]; 2; 0);   VLOOKUP([.A7]; [items_misc.A$1:.B$1048576]; 2; 0)   );  VLOOKUP([.A7]; [items_consumable.A$1:.B$1048576]; 2; 0)  )" office:value-type="string" office:string-value="Fine cloth cloak" calcext:value-type="string">
            <text:p>Fine cloth cloa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]; [items_equipment.A$1:.B$1048576]; 2; 0);   VLOOKUP([.A8]; [items_misc.A$1:.B$1048576]; 2; 0)   );  VLOOKUP([.A8]; [items_consumable.A$1:.B$1048576]; 2; 0)  )" office:value-type="string" office:string-value="Fine cloth hood" calcext:value-type="string">
            <text:p>Fine cloth hoo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8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9]; [items_equipment.A$1:.B$1048576]; 2; 0);   VLOOKUP([.A9]; [items_misc.A$1:.B$1048576]; 2; 0)   );  VLOOKUP([.A9]; [items_consumable.A$1:.B$1048576]; 2; 0)  )" office:value-type="string" office:string-value="Field dagger" calcext:value-type="string">
            <text:p>Field dagger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9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0]; [items_equipment.A$1:.B$1048576]; 2; 0);   VLOOKUP([.A10]; [items_misc.A$1:.B$1048576]; 2; 0)   );  VLOOKUP([.A10]; [items_consumable.A$1:.B$1048576]; 2; 0)  )" office:value-type="string" office:string-value="Wand" calcext:value-type="string">
            <text:p>Wand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0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1]; [items_equipment.A$1:.B$1048576]; 2; 0);   VLOOKUP([.A11]; [items_misc.A$1:.B$1048576]; 2; 0)   );  VLOOKUP([.A11]; [items_consumable.A$1:.B$1048576]; 2; 0)  )" office:value-type="string" office:string-value="Apprentice robe" calcext:value-type="string">
            <text:p>Apprentic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1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2]; [items_equipment.A$1:.B$1048576]; 2; 0);   VLOOKUP([.A12]; [items_misc.A$1:.B$1048576]; 2; 0)   );  VLOOKUP([.A12]; [items_consumable.A$1:.B$1048576]; 2; 0)  )" office:value-type="string" office:string-value="Apprentice hat" calcext:value-type="string">
            <text:p>Apprentice ha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2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3]; [items_equipment.A$1:.B$1048576]; 2; 0);   VLOOKUP([.A13]; [items_misc.A$1:.B$1048576]; 2; 0)   );  VLOOKUP([.A13]; [items_consumable.A$1:.B$1048576]; 2; 0)  )" office:value-type="string" office:string-value="Book" calcext:value-type="string">
            <text:p>Book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3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4]; [items_equipment.A$1:.B$1048576]; 2; 0);   VLOOKUP([.A14]; [items_misc.A$1:.B$1048576]; 2; 0)   );  VLOOKUP([.A14]; [items_consumable.A$1:.B$1048576]; 2; 0)  )" office:value-type="string" office:string-value="Clerics mace" calcext:value-type="string">
            <text:p>Clerics mac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4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]; [items_equipment.A$1:.B$1048576]; 2; 0);   VLOOKUP([.A15]; [items_misc.A$1:.B$1048576]; 2; 0)   );  VLOOKUP([.A15]; [items_consumable.A$1:.B$1048576]; 2; 0)  )" office:value-type="string" office:string-value="White robe" calcext:value-type="string">
            <text:p>White robe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5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]; [items_equipment.A$1:.B$1048576]; 2; 0);   VLOOKUP([.A16]; [items_misc.A$1:.B$1048576]; 2; 0)   );  VLOOKUP([.A16]; [items_consumable.A$1:.B$1048576]; 2; 0)  )" office:value-type="string" office:string-value="Circlet" calcext:value-type="string">
            <text:p>Circlet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6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]; [items_equipment.A$1:.B$1048576]; 2; 0);   VLOOKUP([.A17]; [items_misc.A$1:.B$1048576]; 2; 0)   );  VLOOKUP([.A17]; [items_consumable.A$1:.B$1048576]; 2; 0)  )" office:value-type="string" office:string-value="Embellished Sigil" calcext:value-type="string">
            <text:p>Embellished Sigil</text:p>
          </table:table-cell>
          <table:table-cell table:style-name="Default" office:value-type="string" calcext:value-type="string">
            <text:p>blue mushroom</text:p>
          </table:table-cell>
          <table:table-cell table:formula="of:=VLOOKUP([.C17]; [enemies.A$1:.B$1048576]; 2; 0)" office:value-type="string" office:string-value="Blue Mushroom" calcext:value-type="string">
            <text:p>Blu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8]; [items_equipment.A$1:.B$1048576]; 2; 0);   VLOOKUP([.A18]; [items_misc.A$1:.B$1048576]; 2; 0)   );  VLOOKUP([.A18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blue_slime</text:p>
          </table:table-cell>
          <table:table-cell table:formula="of:=VLOOKUP([.C18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9]; [items_equipment.A$1:.B$1048576]; 2; 0);   VLOOKUP([.A19]; [items_misc.A$1:.B$1048576]; 2; 0)   );  VLOOKUP([.A19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blue_slime</text:p>
          </table:table-cell>
          <table:table-cell table:formula="of:=VLOOKUP([.C19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20]; [items_equipment.A$1:.B$1048576]; 2; 0);   VLOOKUP([.A20]; [items_misc.A$1:.B$1048576]; 2; 0)   );  VLOOKUP([.A20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blue_slime</text:p>
          </table:table-cell>
          <table:table-cell table:formula="of:=VLOOKUP([.C2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21]; [items_equipment.A$1:.B$1048576]; 2; 0);   VLOOKUP([.A21]; [items_misc.A$1:.B$1048576]; 2; 0)   );  VLOOKUP([.A21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blue_slime</text:p>
          </table:table-cell>
          <table:table-cell table:formula="of:=VLOOKUP([.C2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22]; [items_equipment.A$1:.B$1048576]; 2; 0);   VLOOKUP([.A22]; [items_misc.A$1:.B$1048576]; 2; 0)   );  VLOOKUP([.A22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blue_slime</text:p>
          </table:table-cell>
          <table:table-cell table:formula="of:=VLOOKUP([.C2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23]; [items_equipment.A$1:.B$1048576]; 2; 0);   VLOOKUP([.A23]; [items_misc.A$1:.B$1048576]; 2; 0)   );  VLOOKUP([.A23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blue_slime</text:p>
          </table:table-cell>
          <table:table-cell table:formula="of:=VLOOKUP([.C2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24]; [items_equipment.A$1:.B$1048576]; 2; 0);   VLOOKUP([.A24]; [items_misc.A$1:.B$1048576]; 2; 0)   );  VLOOKUP([.A24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blue_slime</text:p>
          </table:table-cell>
          <table:table-cell table:formula="of:=VLOOKUP([.C24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25]; [items_equipment.A$1:.B$1048576]; 2; 0);   VLOOKUP([.A25]; [items_misc.A$1:.B$1048576]; 2; 0)   );  VLOOKUP([.A25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blue_slime</text:p>
          </table:table-cell>
          <table:table-cell table:formula="of:=VLOOKUP([.C25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26]; [items_equipment.A$1:.B$1048576]; 2; 0);   VLOOKUP([.A26]; [items_misc.A$1:.B$1048576]; 2; 0)   );  VLOOKUP([.A26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blue_slime</text:p>
          </table:table-cell>
          <table:table-cell table:formula="of:=VLOOKUP([.C26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27]; [items_equipment.A$1:.B$1048576]; 2; 0);   VLOOKUP([.A27]; [items_misc.A$1:.B$1048576]; 2; 0)   );  VLOOKUP([.A27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blue_slime</text:p>
          </table:table-cell>
          <table:table-cell table:formula="of:=VLOOKUP([.C27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28]; [items_equipment.A$1:.B$1048576]; 2; 0);   VLOOKUP([.A28]; [items_misc.A$1:.B$1048576]; 2; 0)   );  VLOOKUP([.A28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blue_slime</text:p>
          </table:table-cell>
          <table:table-cell table:formula="of:=VLOOKUP([.C28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29]; [items_equipment.A$1:.B$1048576]; 2; 0);   VLOOKUP([.A29]; [items_misc.A$1:.B$1048576]; 2; 0)   );  VLOOKUP([.A29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blue_slime</text:p>
          </table:table-cell>
          <table:table-cell table:formula="of:=VLOOKUP([.C29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30]; [items_equipment.A$1:.B$1048576]; 2; 0);   VLOOKUP([.A30]; [items_misc.A$1:.B$1048576]; 2; 0)   );  VLOOKUP([.A30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blue_slime</text:p>
          </table:table-cell>
          <table:table-cell table:formula="of:=VLOOKUP([.C30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31]; [items_equipment.A$1:.B$1048576]; 2; 0);   VLOOKUP([.A31]; [items_misc.A$1:.B$1048576]; 2; 0)   );  VLOOKUP([.A31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blue_slime</text:p>
          </table:table-cell>
          <table:table-cell table:formula="of:=VLOOKUP([.C31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32]; [items_equipment.A$1:.B$1048576]; 2; 0);   VLOOKUP([.A32]; [items_misc.A$1:.B$1048576]; 2; 0)   );  VLOOKUP([.A32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blue_slime</text:p>
          </table:table-cell>
          <table:table-cell table:formula="of:=VLOOKUP([.C32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33]; [items_equipment.A$1:.B$1048576]; 2; 0);   VLOOKUP([.A33]; [items_misc.A$1:.B$1048576]; 2; 0)   );  VLOOKUP([.A33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blue_slime</text:p>
          </table:table-cell>
          <table:table-cell table:formula="of:=VLOOKUP([.C33]; [enemies.A$1:.B$1048576]; 2; 0)" office:value-type="string" office:string-value="Blue Slime" calcext:value-type="string">
            <text:p>Blue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34]; [items_equipment.A$1:.B$1048576]; 2; 0);   VLOOKUP([.A34]; [items_misc.A$1:.B$1048576]; 2; 0)   );  VLOOKUP([.A34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evil_eye</text:p>
          </table:table-cell>
          <table:table-cell table:formula="of:=VLOOKUP([.C3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35]; [items_equipment.A$1:.B$1048576]; 2; 0);   VLOOKUP([.A35]; [items_misc.A$1:.B$1048576]; 2; 0)   );  VLOOKUP([.A35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evil_eye</text:p>
          </table:table-cell>
          <table:table-cell table:formula="of:=VLOOKUP([.C3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36]; [items_equipment.A$1:.B$1048576]; 2; 0);   VLOOKUP([.A36]; [items_misc.A$1:.B$1048576]; 2; 0)   );  VLOOKUP([.A36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evil_eye</text:p>
          </table:table-cell>
          <table:table-cell table:formula="of:=VLOOKUP([.C36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37]; [items_equipment.A$1:.B$1048576]; 2; 0);   VLOOKUP([.A37]; [items_misc.A$1:.B$1048576]; 2; 0)   );  VLOOKUP([.A37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evil_eye</text:p>
          </table:table-cell>
          <table:table-cell table:formula="of:=VLOOKUP([.C37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38]; [items_equipment.A$1:.B$1048576]; 2; 0);   VLOOKUP([.A38]; [items_misc.A$1:.B$1048576]; 2; 0)   );  VLOOKUP([.A38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evil_eye</text:p>
          </table:table-cell>
          <table:table-cell table:formula="of:=VLOOKUP([.C3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39]; [items_equipment.A$1:.B$1048576]; 2; 0);   VLOOKUP([.A39]; [items_misc.A$1:.B$1048576]; 2; 0)   );  VLOOKUP([.A39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evil_eye</text:p>
          </table:table-cell>
          <table:table-cell table:formula="of:=VLOOKUP([.C3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40]; [items_equipment.A$1:.B$1048576]; 2; 0);   VLOOKUP([.A40]; [items_misc.A$1:.B$1048576]; 2; 0)   );  VLOOKUP([.A40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evil_eye</text:p>
          </table:table-cell>
          <table:table-cell table:formula="of:=VLOOKUP([.C40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41]; [items_equipment.A$1:.B$1048576]; 2; 0);   VLOOKUP([.A41]; [items_misc.A$1:.B$1048576]; 2; 0)   );  VLOOKUP([.A41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evil_eye</text:p>
          </table:table-cell>
          <table:table-cell table:formula="of:=VLOOKUP([.C41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42]; [items_equipment.A$1:.B$1048576]; 2; 0);   VLOOKUP([.A42]; [items_misc.A$1:.B$1048576]; 2; 0)   );  VLOOKUP([.A42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evil_eye</text:p>
          </table:table-cell>
          <table:table-cell table:formula="of:=VLOOKUP([.C42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43]; [items_equipment.A$1:.B$1048576]; 2; 0);   VLOOKUP([.A43]; [items_misc.A$1:.B$1048576]; 2; 0)   );  VLOOKUP([.A43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evil_eye</text:p>
          </table:table-cell>
          <table:table-cell table:formula="of:=VLOOKUP([.C43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44]; [items_equipment.A$1:.B$1048576]; 2; 0);   VLOOKUP([.A44]; [items_misc.A$1:.B$1048576]; 2; 0)   );  VLOOKUP([.A44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evil_eye</text:p>
          </table:table-cell>
          <table:table-cell table:formula="of:=VLOOKUP([.C44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45]; [items_equipment.A$1:.B$1048576]; 2; 0);   VLOOKUP([.A45]; [items_misc.A$1:.B$1048576]; 2; 0)   );  VLOOKUP([.A45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evil_eye</text:p>
          </table:table-cell>
          <table:table-cell table:formula="of:=VLOOKUP([.C45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46]; [items_equipment.A$1:.B$1048576]; 2; 0);   VLOOKUP([.A46]; [items_misc.A$1:.B$1048576]; 2; 0)   );  VLOOKUP([.A46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evil_eye</text:p>
          </table:table-cell>
          <table:table-cell table:formula="of:=VLOOKUP([.C46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47]; [items_equipment.A$1:.B$1048576]; 2; 0);   VLOOKUP([.A47]; [items_misc.A$1:.B$1048576]; 2; 0)   );  VLOOKUP([.A47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evil_eye</text:p>
          </table:table-cell>
          <table:table-cell table:formula="of:=VLOOKUP([.C47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48]; [items_equipment.A$1:.B$1048576]; 2; 0);   VLOOKUP([.A48]; [items_misc.A$1:.B$1048576]; 2; 0)   );  VLOOKUP([.A48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evil_eye</text:p>
          </table:table-cell>
          <table:table-cell table:formula="of:=VLOOKUP([.C48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49]; [items_equipment.A$1:.B$1048576]; 2; 0);   VLOOKUP([.A49]; [items_misc.A$1:.B$1048576]; 2; 0)   );  VLOOKUP([.A49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evil_eye</text:p>
          </table:table-cell>
          <table:table-cell table:formula="of:=VLOOKUP([.C49]; [enemies.A$1:.B$1048576]; 2; 0)" office:value-type="string" office:string-value="Evil Eye" calcext:value-type="string">
            <text:p>Evil Ey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50]; [items_equipment.A$1:.B$1048576]; 2; 0);   VLOOKUP([.A50]; [items_misc.A$1:.B$1048576]; 2; 0)   );  VLOOKUP([.A5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green_slime</text:p>
          </table:table-cell>
          <table:table-cell table:formula="of:=VLOOKUP([.C5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51]; [items_equipment.A$1:.B$1048576]; 2; 0);   VLOOKUP([.A51]; [items_misc.A$1:.B$1048576]; 2; 0)   );  VLOOKUP([.A51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green_slime</text:p>
          </table:table-cell>
          <table:table-cell table:formula="of:=VLOOKUP([.C5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52]; [items_equipment.A$1:.B$1048576]; 2; 0);   VLOOKUP([.A52]; [items_misc.A$1:.B$1048576]; 2; 0)   );  VLOOKUP([.A5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green_slime</text:p>
          </table:table-cell>
          <table:table-cell table:formula="of:=VLOOKUP([.C5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53]; [items_equipment.A$1:.B$1048576]; 2; 0);   VLOOKUP([.A53]; [items_misc.A$1:.B$1048576]; 2; 0)   );  VLOOKUP([.A5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green_slime</text:p>
          </table:table-cell>
          <table:table-cell table:formula="of:=VLOOKUP([.C5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54]; [items_equipment.A$1:.B$1048576]; 2; 0);   VLOOKUP([.A54]; [items_misc.A$1:.B$1048576]; 2; 0)   );  VLOOKUP([.A54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green_slime</text:p>
          </table:table-cell>
          <table:table-cell table:formula="of:=VLOOKUP([.C54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55]; [items_equipment.A$1:.B$1048576]; 2; 0);   VLOOKUP([.A55]; [items_misc.A$1:.B$1048576]; 2; 0)   );  VLOOKUP([.A5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green_slime</text:p>
          </table:table-cell>
          <table:table-cell table:formula="of:=VLOOKUP([.C55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56]; [items_equipment.A$1:.B$1048576]; 2; 0);   VLOOKUP([.A56]; [items_misc.A$1:.B$1048576]; 2; 0)   );  VLOOKUP([.A56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green_slime</text:p>
          </table:table-cell>
          <table:table-cell table:formula="of:=VLOOKUP([.C56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57]; [items_equipment.A$1:.B$1048576]; 2; 0);   VLOOKUP([.A57]; [items_misc.A$1:.B$1048576]; 2; 0)   );  VLOOKUP([.A5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green_slime</text:p>
          </table:table-cell>
          <table:table-cell table:formula="of:=VLOOKUP([.C57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58]; [items_equipment.A$1:.B$1048576]; 2; 0);   VLOOKUP([.A58]; [items_misc.A$1:.B$1048576]; 2; 0)   );  VLOOKUP([.A5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green_slime</text:p>
          </table:table-cell>
          <table:table-cell table:formula="of:=VLOOKUP([.C58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59]; [items_equipment.A$1:.B$1048576]; 2; 0);   VLOOKUP([.A59]; [items_misc.A$1:.B$1048576]; 2; 0)   );  VLOOKUP([.A59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green_slime</text:p>
          </table:table-cell>
          <table:table-cell table:formula="of:=VLOOKUP([.C59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60]; [items_equipment.A$1:.B$1048576]; 2; 0);   VLOOKUP([.A60]; [items_misc.A$1:.B$1048576]; 2; 0)   );  VLOOKUP([.A6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green_slime</text:p>
          </table:table-cell>
          <table:table-cell table:formula="of:=VLOOKUP([.C60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61]; [items_equipment.A$1:.B$1048576]; 2; 0);   VLOOKUP([.A61]; [items_misc.A$1:.B$1048576]; 2; 0)   );  VLOOKUP([.A61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green_slime</text:p>
          </table:table-cell>
          <table:table-cell table:formula="of:=VLOOKUP([.C61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62]; [items_equipment.A$1:.B$1048576]; 2; 0);   VLOOKUP([.A62]; [items_misc.A$1:.B$1048576]; 2; 0)   );  VLOOKUP([.A6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green_slime</text:p>
          </table:table-cell>
          <table:table-cell table:formula="of:=VLOOKUP([.C62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63]; [items_equipment.A$1:.B$1048576]; 2; 0);   VLOOKUP([.A63]; [items_misc.A$1:.B$1048576]; 2; 0)   );  VLOOKUP([.A6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green_slime</text:p>
          </table:table-cell>
          <table:table-cell table:formula="of:=VLOOKUP([.C63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64]; [items_equipment.A$1:.B$1048576]; 2; 0);   VLOOKUP([.A64]; [items_misc.A$1:.B$1048576]; 2; 0)   );  VLOOKUP([.A6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green_slime</text:p>
          </table:table-cell>
          <table:table-cell table:formula="of:=VLOOKUP([.C64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65]; [items_equipment.A$1:.B$1048576]; 2; 0);   VLOOKUP([.A65]; [items_misc.A$1:.B$1048576]; 2; 0)   );  VLOOKUP([.A6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green_slime</text:p>
          </table:table-cell>
          <table:table-cell table:formula="of:=VLOOKUP([.C65]; [enemies.A$1:.B$1048576]; 2; 0)" office:value-type="string" office:string-value="Green Slime" calcext:value-type="string">
            <text:p>Green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66]; [items_equipment.A$1:.B$1048576]; 2; 0);   VLOOKUP([.A66]; [items_misc.A$1:.B$1048576]; 2; 0)   );  VLOOKUP([.A66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horned_mushroom</text:p>
          </table:table-cell>
          <table:table-cell table:formula="of:=VLOOKUP([.C6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67]; [items_equipment.A$1:.B$1048576]; 2; 0);   VLOOKUP([.A67]; [items_misc.A$1:.B$1048576]; 2; 0)   );  VLOOKUP([.A67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horned_mushroom</text:p>
          </table:table-cell>
          <table:table-cell table:formula="of:=VLOOKUP([.C6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68]; [items_equipment.A$1:.B$1048576]; 2; 0);   VLOOKUP([.A68]; [items_misc.A$1:.B$1048576]; 2; 0)   );  VLOOKUP([.A68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horned_mushroom</text:p>
          </table:table-cell>
          <table:table-cell table:formula="of:=VLOOKUP([.C6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69]; [items_equipment.A$1:.B$1048576]; 2; 0);   VLOOKUP([.A69]; [items_misc.A$1:.B$1048576]; 2; 0)   );  VLOOKUP([.A69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horned_mushroom</text:p>
          </table:table-cell>
          <table:table-cell table:formula="of:=VLOOKUP([.C6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70]; [items_equipment.A$1:.B$1048576]; 2; 0);   VLOOKUP([.A70]; [items_misc.A$1:.B$1048576]; 2; 0)   );  VLOOKUP([.A70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horned_mushroom</text:p>
          </table:table-cell>
          <table:table-cell table:formula="of:=VLOOKUP([.C7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71]; [items_equipment.A$1:.B$1048576]; 2; 0);   VLOOKUP([.A71]; [items_misc.A$1:.B$1048576]; 2; 0)   );  VLOOKUP([.A71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horned_mushroom</text:p>
          </table:table-cell>
          <table:table-cell table:formula="of:=VLOOKUP([.C7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72]; [items_equipment.A$1:.B$1048576]; 2; 0);   VLOOKUP([.A72]; [items_misc.A$1:.B$1048576]; 2; 0)   );  VLOOKUP([.A72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horned_mushroom</text:p>
          </table:table-cell>
          <table:table-cell table:formula="of:=VLOOKUP([.C72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73]; [items_equipment.A$1:.B$1048576]; 2; 0);   VLOOKUP([.A73]; [items_misc.A$1:.B$1048576]; 2; 0)   );  VLOOKUP([.A73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horned_mushroom</text:p>
          </table:table-cell>
          <table:table-cell table:formula="of:=VLOOKUP([.C73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74]; [items_equipment.A$1:.B$1048576]; 2; 0);   VLOOKUP([.A74]; [items_misc.A$1:.B$1048576]; 2; 0)   );  VLOOKUP([.A74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horned_mushroom</text:p>
          </table:table-cell>
          <table:table-cell table:formula="of:=VLOOKUP([.C74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75]; [items_equipment.A$1:.B$1048576]; 2; 0);   VLOOKUP([.A75]; [items_misc.A$1:.B$1048576]; 2; 0)   );  VLOOKUP([.A75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horned_mushroom</text:p>
          </table:table-cell>
          <table:table-cell table:formula="of:=VLOOKUP([.C75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76]; [items_equipment.A$1:.B$1048576]; 2; 0);   VLOOKUP([.A76]; [items_misc.A$1:.B$1048576]; 2; 0)   );  VLOOKUP([.A76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horned_mushroom</text:p>
          </table:table-cell>
          <table:table-cell table:formula="of:=VLOOKUP([.C76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77]; [items_equipment.A$1:.B$1048576]; 2; 0);   VLOOKUP([.A77]; [items_misc.A$1:.B$1048576]; 2; 0)   );  VLOOKUP([.A77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horned_mushroom</text:p>
          </table:table-cell>
          <table:table-cell table:formula="of:=VLOOKUP([.C77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78]; [items_equipment.A$1:.B$1048576]; 2; 0);   VLOOKUP([.A78]; [items_misc.A$1:.B$1048576]; 2; 0)   );  VLOOKUP([.A78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horned_mushroom</text:p>
          </table:table-cell>
          <table:table-cell table:formula="of:=VLOOKUP([.C78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79]; [items_equipment.A$1:.B$1048576]; 2; 0);   VLOOKUP([.A79]; [items_misc.A$1:.B$1048576]; 2; 0)   );  VLOOKUP([.A79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horned_mushroom</text:p>
          </table:table-cell>
          <table:table-cell table:formula="of:=VLOOKUP([.C79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80]; [items_equipment.A$1:.B$1048576]; 2; 0);   VLOOKUP([.A80]; [items_misc.A$1:.B$1048576]; 2; 0)   );  VLOOKUP([.A80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horned_mushroom</text:p>
          </table:table-cell>
          <table:table-cell table:formula="of:=VLOOKUP([.C80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81]; [items_equipment.A$1:.B$1048576]; 2; 0);   VLOOKUP([.A81]; [items_misc.A$1:.B$1048576]; 2; 0)   );  VLOOKUP([.A81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horned_mushroom</text:p>
          </table:table-cell>
          <table:table-cell table:formula="of:=VLOOKUP([.C81]; [enemies.A$1:.B$1048576]; 2; 0)" office:value-type="string" office:string-value="Horned Mushroom" calcext:value-type="string">
            <text:p>Horned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82]; [items_equipment.A$1:.B$1048576]; 2; 0);   VLOOKUP([.A82]; [items_misc.A$1:.B$1048576]; 2; 0)   );  VLOOKUP([.A8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octopus</text:p>
          </table:table-cell>
          <table:table-cell table:formula="of:=VLOOKUP([.C8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83]; [items_equipment.A$1:.B$1048576]; 2; 0);   VLOOKUP([.A83]; [items_misc.A$1:.B$1048576]; 2; 0)   );  VLOOKUP([.A83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octopus</text:p>
          </table:table-cell>
          <table:table-cell table:formula="of:=VLOOKUP([.C8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84]; [items_equipment.A$1:.B$1048576]; 2; 0);   VLOOKUP([.A84]; [items_misc.A$1:.B$1048576]; 2; 0)   );  VLOOKUP([.A8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octopus</text:p>
          </table:table-cell>
          <table:table-cell table:formula="of:=VLOOKUP([.C8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85]; [items_equipment.A$1:.B$1048576]; 2; 0);   VLOOKUP([.A85]; [items_misc.A$1:.B$1048576]; 2; 0)   );  VLOOKUP([.A85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octopus</text:p>
          </table:table-cell>
          <table:table-cell table:formula="of:=VLOOKUP([.C8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86]; [items_equipment.A$1:.B$1048576]; 2; 0);   VLOOKUP([.A86]; [items_misc.A$1:.B$1048576]; 2; 0)   );  VLOOKUP([.A8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octopus</text:p>
          </table:table-cell>
          <table:table-cell table:formula="of:=VLOOKUP([.C8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87]; [items_equipment.A$1:.B$1048576]; 2; 0);   VLOOKUP([.A87]; [items_misc.A$1:.B$1048576]; 2; 0)   );  VLOOKUP([.A87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octopus</text:p>
          </table:table-cell>
          <table:table-cell table:formula="of:=VLOOKUP([.C8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88]; [items_equipment.A$1:.B$1048576]; 2; 0);   VLOOKUP([.A88]; [items_misc.A$1:.B$1048576]; 2; 0)   );  VLOOKUP([.A88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octopus</text:p>
          </table:table-cell>
          <table:table-cell table:formula="of:=VLOOKUP([.C88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89]; [items_equipment.A$1:.B$1048576]; 2; 0);   VLOOKUP([.A89]; [items_misc.A$1:.B$1048576]; 2; 0)   );  VLOOKUP([.A8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octopus</text:p>
          </table:table-cell>
          <table:table-cell table:formula="of:=VLOOKUP([.C89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90]; [items_equipment.A$1:.B$1048576]; 2; 0);   VLOOKUP([.A90]; [items_misc.A$1:.B$1048576]; 2; 0)   );  VLOOKUP([.A90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octopus</text:p>
          </table:table-cell>
          <table:table-cell table:formula="of:=VLOOKUP([.C90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91]; [items_equipment.A$1:.B$1048576]; 2; 0);   VLOOKUP([.A91]; [items_misc.A$1:.B$1048576]; 2; 0)   );  VLOOKUP([.A9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octopus</text:p>
          </table:table-cell>
          <table:table-cell table:formula="of:=VLOOKUP([.C91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92]; [items_equipment.A$1:.B$1048576]; 2; 0);   VLOOKUP([.A92]; [items_misc.A$1:.B$1048576]; 2; 0)   );  VLOOKUP([.A9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octopus</text:p>
          </table:table-cell>
          <table:table-cell table:formula="of:=VLOOKUP([.C92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93]; [items_equipment.A$1:.B$1048576]; 2; 0);   VLOOKUP([.A93]; [items_misc.A$1:.B$1048576]; 2; 0)   );  VLOOKUP([.A9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octopus</text:p>
          </table:table-cell>
          <table:table-cell table:formula="of:=VLOOKUP([.C93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94]; [items_equipment.A$1:.B$1048576]; 2; 0);   VLOOKUP([.A94]; [items_misc.A$1:.B$1048576]; 2; 0)   );  VLOOKUP([.A94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octopus</text:p>
          </table:table-cell>
          <table:table-cell table:formula="of:=VLOOKUP([.C94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95]; [items_equipment.A$1:.B$1048576]; 2; 0);   VLOOKUP([.A95]; [items_misc.A$1:.B$1048576]; 2; 0)   );  VLOOKUP([.A9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octopus</text:p>
          </table:table-cell>
          <table:table-cell table:formula="of:=VLOOKUP([.C95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96]; [items_equipment.A$1:.B$1048576]; 2; 0);   VLOOKUP([.A96]; [items_misc.A$1:.B$1048576]; 2; 0)   );  VLOOKUP([.A96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octopus</text:p>
          </table:table-cell>
          <table:table-cell table:formula="of:=VLOOKUP([.C96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97]; [items_equipment.A$1:.B$1048576]; 2; 0);   VLOOKUP([.A97]; [items_misc.A$1:.B$1048576]; 2; 0)   );  VLOOKUP([.A97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octopus</text:p>
          </table:table-cell>
          <table:table-cell table:formula="of:=VLOOKUP([.C97]; [enemies.A$1:.B$1048576]; 2; 0)" office:value-type="string" office:string-value="Octopus" calcext:value-type="string">
            <text:p>Octopus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98]; [items_equipment.A$1:.B$1048576]; 2; 0);   VLOOKUP([.A98]; [items_misc.A$1:.B$1048576]; 2; 0)   );  VLOOKUP([.A98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orange mushroom</text:p>
          </table:table-cell>
          <table:table-cell table:formula="of:=VLOOKUP([.C98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99]; [items_equipment.A$1:.B$1048576]; 2; 0);   VLOOKUP([.A99]; [items_misc.A$1:.B$1048576]; 2; 0)   );  VLOOKUP([.A99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orange mushroom</text:p>
          </table:table-cell>
          <table:table-cell table:formula="of:=VLOOKUP([.C99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00]; [items_equipment.A$1:.B$1048576]; 2; 0);   VLOOKUP([.A100]; [items_misc.A$1:.B$1048576]; 2; 0)   );  VLOOKUP([.A100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orange mushroom</text:p>
          </table:table-cell>
          <table:table-cell table:formula="of:=VLOOKUP([.C10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01]; [items_equipment.A$1:.B$1048576]; 2; 0);   VLOOKUP([.A101]; [items_misc.A$1:.B$1048576]; 2; 0)   );  VLOOKUP([.A101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orange mushroom</text:p>
          </table:table-cell>
          <table:table-cell table:formula="of:=VLOOKUP([.C10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02]; [items_equipment.A$1:.B$1048576]; 2; 0);   VLOOKUP([.A102]; [items_misc.A$1:.B$1048576]; 2; 0)   );  VLOOKUP([.A102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orange mushroom</text:p>
          </table:table-cell>
          <table:table-cell table:formula="of:=VLOOKUP([.C10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03]; [items_equipment.A$1:.B$1048576]; 2; 0);   VLOOKUP([.A103]; [items_misc.A$1:.B$1048576]; 2; 0)   );  VLOOKUP([.A103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orange mushroom</text:p>
          </table:table-cell>
          <table:table-cell table:formula="of:=VLOOKUP([.C10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04]; [items_equipment.A$1:.B$1048576]; 2; 0);   VLOOKUP([.A104]; [items_misc.A$1:.B$1048576]; 2; 0)   );  VLOOKUP([.A104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orange mushroom</text:p>
          </table:table-cell>
          <table:table-cell table:formula="of:=VLOOKUP([.C104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05]; [items_equipment.A$1:.B$1048576]; 2; 0);   VLOOKUP([.A105]; [items_misc.A$1:.B$1048576]; 2; 0)   );  VLOOKUP([.A105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orange mushroom</text:p>
          </table:table-cell>
          <table:table-cell table:formula="of:=VLOOKUP([.C105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06]; [items_equipment.A$1:.B$1048576]; 2; 0);   VLOOKUP([.A106]; [items_misc.A$1:.B$1048576]; 2; 0)   );  VLOOKUP([.A106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orange mushroom</text:p>
          </table:table-cell>
          <table:table-cell table:formula="of:=VLOOKUP([.C106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07]; [items_equipment.A$1:.B$1048576]; 2; 0);   VLOOKUP([.A107]; [items_misc.A$1:.B$1048576]; 2; 0)   );  VLOOKUP([.A107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orange mushroom</text:p>
          </table:table-cell>
          <table:table-cell table:formula="of:=VLOOKUP([.C107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08]; [items_equipment.A$1:.B$1048576]; 2; 0);   VLOOKUP([.A108]; [items_misc.A$1:.B$1048576]; 2; 0)   );  VLOOKUP([.A108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orange mushroom</text:p>
          </table:table-cell>
          <table:table-cell table:formula="of:=VLOOKUP([.C108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09]; [items_equipment.A$1:.B$1048576]; 2; 0);   VLOOKUP([.A109]; [items_misc.A$1:.B$1048576]; 2; 0)   );  VLOOKUP([.A109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orange mushroom</text:p>
          </table:table-cell>
          <table:table-cell table:formula="of:=VLOOKUP([.C109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10]; [items_equipment.A$1:.B$1048576]; 2; 0);   VLOOKUP([.A110]; [items_misc.A$1:.B$1048576]; 2; 0)   );  VLOOKUP([.A110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orange mushroom</text:p>
          </table:table-cell>
          <table:table-cell table:formula="of:=VLOOKUP([.C110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11]; [items_equipment.A$1:.B$1048576]; 2; 0);   VLOOKUP([.A111]; [items_misc.A$1:.B$1048576]; 2; 0)   );  VLOOKUP([.A111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orange mushroom</text:p>
          </table:table-cell>
          <table:table-cell table:formula="of:=VLOOKUP([.C111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12]; [items_equipment.A$1:.B$1048576]; 2; 0);   VLOOKUP([.A112]; [items_misc.A$1:.B$1048576]; 2; 0)   );  VLOOKUP([.A112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orange mushroom</text:p>
          </table:table-cell>
          <table:table-cell table:formula="of:=VLOOKUP([.C112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13]; [items_equipment.A$1:.B$1048576]; 2; 0);   VLOOKUP([.A113]; [items_misc.A$1:.B$1048576]; 2; 0)   );  VLOOKUP([.A113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orange mushroom</text:p>
          </table:table-cell>
          <table:table-cell table:formula="of:=VLOOKUP([.C113]; [enemies.A$1:.B$1048576]; 2; 0)" office:value-type="string" office:string-value="Orange Mushroom" calcext:value-type="string">
            <text:p>Orange Mu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114]; [items_equipment.A$1:.B$1048576]; 2; 0);   VLOOKUP([.A114]; [items_misc.A$1:.B$1048576]; 2; 0)   );  VLOOKUP([.A114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pig</text:p>
          </table:table-cell>
          <table:table-cell table:formula="of:=VLOOKUP([.C114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115]; [items_equipment.A$1:.B$1048576]; 2; 0);   VLOOKUP([.A115]; [items_misc.A$1:.B$1048576]; 2; 0)   );  VLOOKUP([.A115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pig</text:p>
          </table:table-cell>
          <table:table-cell table:formula="of:=VLOOKUP([.C115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116]; [items_equipment.A$1:.B$1048576]; 2; 0);   VLOOKUP([.A116]; [items_misc.A$1:.B$1048576]; 2; 0)   );  VLOOKUP([.A116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pig</text:p>
          </table:table-cell>
          <table:table-cell table:formula="of:=VLOOKUP([.C116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117]; [items_equipment.A$1:.B$1048576]; 2; 0);   VLOOKUP([.A117]; [items_misc.A$1:.B$1048576]; 2; 0)   );  VLOOKUP([.A117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pig</text:p>
          </table:table-cell>
          <table:table-cell table:formula="of:=VLOOKUP([.C117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118]; [items_equipment.A$1:.B$1048576]; 2; 0);   VLOOKUP([.A118]; [items_misc.A$1:.B$1048576]; 2; 0)   );  VLOOKUP([.A118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pig</text:p>
          </table:table-cell>
          <table:table-cell table:formula="of:=VLOOKUP([.C118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119]; [items_equipment.A$1:.B$1048576]; 2; 0);   VLOOKUP([.A119]; [items_misc.A$1:.B$1048576]; 2; 0)   );  VLOOKUP([.A119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pig</text:p>
          </table:table-cell>
          <table:table-cell table:formula="of:=VLOOKUP([.C119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120]; [items_equipment.A$1:.B$1048576]; 2; 0);   VLOOKUP([.A120]; [items_misc.A$1:.B$1048576]; 2; 0)   );  VLOOKUP([.A120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pig</text:p>
          </table:table-cell>
          <table:table-cell table:formula="of:=VLOOKUP([.C120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121]; [items_equipment.A$1:.B$1048576]; 2; 0);   VLOOKUP([.A121]; [items_misc.A$1:.B$1048576]; 2; 0)   );  VLOOKUP([.A121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pig</text:p>
          </table:table-cell>
          <table:table-cell table:formula="of:=VLOOKUP([.C121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122]; [items_equipment.A$1:.B$1048576]; 2; 0);   VLOOKUP([.A122]; [items_misc.A$1:.B$1048576]; 2; 0)   );  VLOOKUP([.A122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pig</text:p>
          </table:table-cell>
          <table:table-cell table:formula="of:=VLOOKUP([.C122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123]; [items_equipment.A$1:.B$1048576]; 2; 0);   VLOOKUP([.A123]; [items_misc.A$1:.B$1048576]; 2; 0)   );  VLOOKUP([.A123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pig</text:p>
          </table:table-cell>
          <table:table-cell table:formula="of:=VLOOKUP([.C123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124]; [items_equipment.A$1:.B$1048576]; 2; 0);   VLOOKUP([.A124]; [items_misc.A$1:.B$1048576]; 2; 0)   );  VLOOKUP([.A124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pig</text:p>
          </table:table-cell>
          <table:table-cell table:formula="of:=VLOOKUP([.C124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125]; [items_equipment.A$1:.B$1048576]; 2; 0);   VLOOKUP([.A125]; [items_misc.A$1:.B$1048576]; 2; 0)   );  VLOOKUP([.A125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pig</text:p>
          </table:table-cell>
          <table:table-cell table:formula="of:=VLOOKUP([.C125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126]; [items_equipment.A$1:.B$1048576]; 2; 0);   VLOOKUP([.A126]; [items_misc.A$1:.B$1048576]; 2; 0)   );  VLOOKUP([.A126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pig</text:p>
          </table:table-cell>
          <table:table-cell table:formula="of:=VLOOKUP([.C126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127]; [items_equipment.A$1:.B$1048576]; 2; 0);   VLOOKUP([.A127]; [items_misc.A$1:.B$1048576]; 2; 0)   );  VLOOKUP([.A127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pig</text:p>
          </table:table-cell>
          <table:table-cell table:formula="of:=VLOOKUP([.C127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128]; [items_equipment.A$1:.B$1048576]; 2; 0);   VLOOKUP([.A128]; [items_misc.A$1:.B$1048576]; 2; 0)   );  VLOOKUP([.A128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pig</text:p>
          </table:table-cell>
          <table:table-cell table:formula="of:=VLOOKUP([.C128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129]; [items_equipment.A$1:.B$1048576]; 2; 0);   VLOOKUP([.A129]; [items_misc.A$1:.B$1048576]; 2; 0)   );  VLOOKUP([.A129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pig</text:p>
          </table:table-cell>
          <table:table-cell table:formula="of:=VLOOKUP([.C129]; [enemies.A$1:.B$1048576]; 2; 0)" office:value-type="string" office:string-value="Pig" calcext:value-type="string">
            <text:p>Pig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30]; [items_equipment.A$1:.B$1048576]; 2; 0);   VLOOKUP([.A130]; [items_misc.A$1:.B$1048576]; 2; 0)   );  VLOOKUP([.A130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rat</text:p>
          </table:table-cell>
          <table:table-cell table:formula="of:=VLOOKUP([.C130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31]; [items_equipment.A$1:.B$1048576]; 2; 0);   VLOOKUP([.A131]; [items_misc.A$1:.B$1048576]; 2; 0)   );  VLOOKUP([.A131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rat</text:p>
          </table:table-cell>
          <table:table-cell table:formula="of:=VLOOKUP([.C131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32]; [items_equipment.A$1:.B$1048576]; 2; 0);   VLOOKUP([.A132]; [items_misc.A$1:.B$1048576]; 2; 0)   );  VLOOKUP([.A132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rat</text:p>
          </table:table-cell>
          <table:table-cell table:formula="of:=VLOOKUP([.C132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33]; [items_equipment.A$1:.B$1048576]; 2; 0);   VLOOKUP([.A133]; [items_misc.A$1:.B$1048576]; 2; 0)   );  VLOOKUP([.A133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rat</text:p>
          </table:table-cell>
          <table:table-cell table:formula="of:=VLOOKUP([.C133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34]; [items_equipment.A$1:.B$1048576]; 2; 0);   VLOOKUP([.A134]; [items_misc.A$1:.B$1048576]; 2; 0)   );  VLOOKUP([.A134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rat</text:p>
          </table:table-cell>
          <table:table-cell table:formula="of:=VLOOKUP([.C134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35]; [items_equipment.A$1:.B$1048576]; 2; 0);   VLOOKUP([.A135]; [items_misc.A$1:.B$1048576]; 2; 0)   );  VLOOKUP([.A135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rat</text:p>
          </table:table-cell>
          <table:table-cell table:formula="of:=VLOOKUP([.C135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36]; [items_equipment.A$1:.B$1048576]; 2; 0);   VLOOKUP([.A136]; [items_misc.A$1:.B$1048576]; 2; 0)   );  VLOOKUP([.A136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rat</text:p>
          </table:table-cell>
          <table:table-cell table:formula="of:=VLOOKUP([.C136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37]; [items_equipment.A$1:.B$1048576]; 2; 0);   VLOOKUP([.A137]; [items_misc.A$1:.B$1048576]; 2; 0)   );  VLOOKUP([.A137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rat</text:p>
          </table:table-cell>
          <table:table-cell table:formula="of:=VLOOKUP([.C137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38]; [items_equipment.A$1:.B$1048576]; 2; 0);   VLOOKUP([.A138]; [items_misc.A$1:.B$1048576]; 2; 0)   );  VLOOKUP([.A138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rat</text:p>
          </table:table-cell>
          <table:table-cell table:formula="of:=VLOOKUP([.C138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39]; [items_equipment.A$1:.B$1048576]; 2; 0);   VLOOKUP([.A139]; [items_misc.A$1:.B$1048576]; 2; 0)   );  VLOOKUP([.A139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rat</text:p>
          </table:table-cell>
          <table:table-cell table:formula="of:=VLOOKUP([.C139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40]; [items_equipment.A$1:.B$1048576]; 2; 0);   VLOOKUP([.A140]; [items_misc.A$1:.B$1048576]; 2; 0)   );  VLOOKUP([.A140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rat</text:p>
          </table:table-cell>
          <table:table-cell table:formula="of:=VLOOKUP([.C140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41]; [items_equipment.A$1:.B$1048576]; 2; 0);   VLOOKUP([.A141]; [items_misc.A$1:.B$1048576]; 2; 0)   );  VLOOKUP([.A141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rat</text:p>
          </table:table-cell>
          <table:table-cell table:formula="of:=VLOOKUP([.C141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42]; [items_equipment.A$1:.B$1048576]; 2; 0);   VLOOKUP([.A142]; [items_misc.A$1:.B$1048576]; 2; 0)   );  VLOOKUP([.A142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rat</text:p>
          </table:table-cell>
          <table:table-cell table:formula="of:=VLOOKUP([.C142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43]; [items_equipment.A$1:.B$1048576]; 2; 0);   VLOOKUP([.A143]; [items_misc.A$1:.B$1048576]; 2; 0)   );  VLOOKUP([.A143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rat</text:p>
          </table:table-cell>
          <table:table-cell table:formula="of:=VLOOKUP([.C143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44]; [items_equipment.A$1:.B$1048576]; 2; 0);   VLOOKUP([.A144]; [items_misc.A$1:.B$1048576]; 2; 0)   );  VLOOKUP([.A144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rat</text:p>
          </table:table-cell>
          <table:table-cell table:formula="of:=VLOOKUP([.C144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45]; [items_equipment.A$1:.B$1048576]; 2; 0);   VLOOKUP([.A145]; [items_misc.A$1:.B$1048576]; 2; 0)   );  VLOOKUP([.A145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rat</text:p>
          </table:table-cell>
          <table:table-cell table:formula="of:=VLOOKUP([.C145]; [enemies.A$1:.B$1048576]; 2; 0)" office:value-type="string" office:string-value="Rat" calcext:value-type="string">
            <text:p>Rat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46]; [items_equipment.A$1:.B$1048576]; 2; 0);   VLOOKUP([.A146]; [items_misc.A$1:.B$1048576]; 2; 0)   );  VLOOKUP([.A146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cap</text:p>
          </table:table-cell>
          <table:table-cell table:formula="of:=VLOOKUP([.C14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47]; [items_equipment.A$1:.B$1048576]; 2; 0);   VLOOKUP([.A147]; [items_misc.A$1:.B$1048576]; 2; 0)   );  VLOOKUP([.A147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cap</text:p>
          </table:table-cell>
          <table:table-cell table:formula="of:=VLOOKUP([.C14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48]; [items_equipment.A$1:.B$1048576]; 2; 0);   VLOOKUP([.A148]; [items_misc.A$1:.B$1048576]; 2; 0)   );  VLOOKUP([.A148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cap</text:p>
          </table:table-cell>
          <table:table-cell table:formula="of:=VLOOKUP([.C14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49]; [items_equipment.A$1:.B$1048576]; 2; 0);   VLOOKUP([.A149]; [items_misc.A$1:.B$1048576]; 2; 0)   );  VLOOKUP([.A149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cap</text:p>
          </table:table-cell>
          <table:table-cell table:formula="of:=VLOOKUP([.C14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50]; [items_equipment.A$1:.B$1048576]; 2; 0);   VLOOKUP([.A150]; [items_misc.A$1:.B$1048576]; 2; 0)   );  VLOOKUP([.A150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cap</text:p>
          </table:table-cell>
          <table:table-cell table:formula="of:=VLOOKUP([.C15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51]; [items_equipment.A$1:.B$1048576]; 2; 0);   VLOOKUP([.A151]; [items_misc.A$1:.B$1048576]; 2; 0)   );  VLOOKUP([.A151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cap</text:p>
          </table:table-cell>
          <table:table-cell table:formula="of:=VLOOKUP([.C15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52]; [items_equipment.A$1:.B$1048576]; 2; 0);   VLOOKUP([.A152]; [items_misc.A$1:.B$1048576]; 2; 0)   );  VLOOKUP([.A152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cap</text:p>
          </table:table-cell>
          <table:table-cell table:formula="of:=VLOOKUP([.C152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53]; [items_equipment.A$1:.B$1048576]; 2; 0);   VLOOKUP([.A153]; [items_misc.A$1:.B$1048576]; 2; 0)   );  VLOOKUP([.A153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cap</text:p>
          </table:table-cell>
          <table:table-cell table:formula="of:=VLOOKUP([.C153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54]; [items_equipment.A$1:.B$1048576]; 2; 0);   VLOOKUP([.A154]; [items_misc.A$1:.B$1048576]; 2; 0)   );  VLOOKUP([.A154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cap</text:p>
          </table:table-cell>
          <table:table-cell table:formula="of:=VLOOKUP([.C154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55]; [items_equipment.A$1:.B$1048576]; 2; 0);   VLOOKUP([.A155]; [items_misc.A$1:.B$1048576]; 2; 0)   );  VLOOKUP([.A155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cap</text:p>
          </table:table-cell>
          <table:table-cell table:formula="of:=VLOOKUP([.C155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56]; [items_equipment.A$1:.B$1048576]; 2; 0);   VLOOKUP([.A156]; [items_misc.A$1:.B$1048576]; 2; 0)   );  VLOOKUP([.A156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cap</text:p>
          </table:table-cell>
          <table:table-cell table:formula="of:=VLOOKUP([.C156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57]; [items_equipment.A$1:.B$1048576]; 2; 0);   VLOOKUP([.A157]; [items_misc.A$1:.B$1048576]; 2; 0)   );  VLOOKUP([.A157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cap</text:p>
          </table:table-cell>
          <table:table-cell table:formula="of:=VLOOKUP([.C157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58]; [items_equipment.A$1:.B$1048576]; 2; 0);   VLOOKUP([.A158]; [items_misc.A$1:.B$1048576]; 2; 0)   );  VLOOKUP([.A158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cap</text:p>
          </table:table-cell>
          <table:table-cell table:formula="of:=VLOOKUP([.C158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59]; [items_equipment.A$1:.B$1048576]; 2; 0);   VLOOKUP([.A159]; [items_misc.A$1:.B$1048576]; 2; 0)   );  VLOOKUP([.A159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cap</text:p>
          </table:table-cell>
          <table:table-cell table:formula="of:=VLOOKUP([.C159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60]; [items_equipment.A$1:.B$1048576]; 2; 0);   VLOOKUP([.A160]; [items_misc.A$1:.B$1048576]; 2; 0)   );  VLOOKUP([.A160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cap</text:p>
          </table:table-cell>
          <table:table-cell table:formula="of:=VLOOKUP([.C160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61]; [items_equipment.A$1:.B$1048576]; 2; 0);   VLOOKUP([.A161]; [items_misc.A$1:.B$1048576]; 2; 0)   );  VLOOKUP([.A161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cap</text:p>
          </table:table-cell>
          <table:table-cell table:formula="of:=VLOOKUP([.C161]; [enemies.A$1:.B$1048576]; 2; 0)" office:value-type="string" office:string-value="Red Cap" calcext:value-type="string">
            <text:p>Red Ca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weapon 6</text:p>
          </table:table-cell>
          <table:table-cell table:style-name="ce10" table:formula="of:=IFERROR(  IFERROR(   VLOOKUP([.A162]; [items_equipment.A$1:.B$1048576]; 2; 0);   VLOOKUP([.A162]; [items_misc.A$1:.B$1048576]; 2; 0)   );  VLOOKUP([.A162]; [items_consumable.A$1:.B$1048576]; 2; 0)  )" office:value-type="string" office:string-value="Longsword" calcext:value-type="string">
            <text:p>Longsword</text:p>
          </table:table-cell>
          <table:table-cell office:value-type="string" calcext:value-type="string">
            <text:p>red_slime</text:p>
          </table:table-cell>
          <table:table-cell table:formula="of:=VLOOKUP([.C16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body 6</text:p>
          </table:table-cell>
          <table:table-cell table:style-name="ce10" table:formula="of:=IFERROR(  IFERROR(   VLOOKUP([.A163]; [items_equipment.A$1:.B$1048576]; 2; 0);   VLOOKUP([.A163]; [items_misc.A$1:.B$1048576]; 2; 0)   );  VLOOKUP([.A163]; [items_consumable.A$1:.B$1048576]; 2; 0)  )" office:value-type="string" office:string-value="Iron chainmail" calcext:value-type="string">
            <text:p>Iron chainmail</text:p>
          </table:table-cell>
          <table:table-cell office:value-type="string" calcext:value-type="string">
            <text:p>red_slime</text:p>
          </table:table-cell>
          <table:table-cell table:formula="of:=VLOOKUP([.C16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head 6</text:p>
          </table:table-cell>
          <table:table-cell table:style-name="ce10" table:formula="of:=IFERROR(  IFERROR(   VLOOKUP([.A164]; [items_equipment.A$1:.B$1048576]; 2; 0);   VLOOKUP([.A164]; [items_misc.A$1:.B$1048576]; 2; 0)   );  VLOOKUP([.A164]; [items_consumable.A$1:.B$1048576]; 2; 0)  )" office:value-type="string" office:string-value="Iron cap" calcext:value-type="string">
            <text:p>Iron cap</text:p>
          </table:table-cell>
          <table:table-cell office:value-type="string" calcext:value-type="string">
            <text:p>red_slime</text:p>
          </table:table-cell>
          <table:table-cell table:formula="of:=VLOOKUP([.C16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rit trinket 6</text:p>
          </table:table-cell>
          <table:table-cell table:style-name="ce10" table:formula="of:=IFERROR(  IFERROR(   VLOOKUP([.A165]; [items_equipment.A$1:.B$1048576]; 2; 0);   VLOOKUP([.A165]; [items_misc.A$1:.B$1048576]; 2; 0)   );  VLOOKUP([.A165]; [items_consumable.A$1:.B$1048576]; 2; 0)  )" office:value-type="string" office:string-value="Iron shield" calcext:value-type="string">
            <text:p>Iron shield</text:p>
          </table:table-cell>
          <table:table-cell office:value-type="string" calcext:value-type="string">
            <text:p>red_slime</text:p>
          </table:table-cell>
          <table:table-cell table:formula="of:=VLOOKUP([.C16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weapon 6</text:p>
          </table:table-cell>
          <table:table-cell table:style-name="ce10" table:formula="of:=IFERROR(  IFERROR(   VLOOKUP([.A166]; [items_equipment.A$1:.B$1048576]; 2; 0);   VLOOKUP([.A166]; [items_misc.A$1:.B$1048576]; 2; 0)   );  VLOOKUP([.A166]; [items_consumable.A$1:.B$1048576]; 2; 0)  )" office:value-type="string" office:string-value="Short sword" calcext:value-type="string">
            <text:p>Short sword</text:p>
          </table:table-cell>
          <table:table-cell office:value-type="string" calcext:value-type="string">
            <text:p>red_slime</text:p>
          </table:table-cell>
          <table:table-cell table:formula="of:=VLOOKUP([.C16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body 6</text:p>
          </table:table-cell>
          <table:table-cell table:style-name="ce10" table:formula="of:=IFERROR(  IFERROR(   VLOOKUP([.A167]; [items_equipment.A$1:.B$1048576]; 2; 0);   VLOOKUP([.A167]; [items_misc.A$1:.B$1048576]; 2; 0)   );  VLOOKUP([.A167]; [items_consumable.A$1:.B$1048576]; 2; 0)  )" office:value-type="string" office:string-value="Fine cloth cloak" calcext:value-type="string">
            <text:p>Fine cloth cloak</text:p>
          </table:table-cell>
          <table:table-cell office:value-type="string" calcext:value-type="string">
            <text:p>red_slime</text:p>
          </table:table-cell>
          <table:table-cell table:formula="of:=VLOOKUP([.C16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6</text:p>
          </table:table-cell>
          <table:table-cell table:style-name="ce10" table:formula="of:=IFERROR(  IFERROR(   VLOOKUP([.A168]; [items_equipment.A$1:.B$1048576]; 2; 0);   VLOOKUP([.A168]; [items_misc.A$1:.B$1048576]; 2; 0)   );  VLOOKUP([.A168]; [items_consumable.A$1:.B$1048576]; 2; 0)  )" office:value-type="string" office:string-value="Fine cloth hood" calcext:value-type="string">
            <text:p>Fine cloth hood</text:p>
          </table:table-cell>
          <table:table-cell office:value-type="string" calcext:value-type="string">
            <text:p>red_slime</text:p>
          </table:table-cell>
          <table:table-cell table:formula="of:=VLOOKUP([.C168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6</text:p>
          </table:table-cell>
          <table:table-cell table:style-name="ce10" table:formula="of:=IFERROR(  IFERROR(   VLOOKUP([.A169]; [items_equipment.A$1:.B$1048576]; 2; 0);   VLOOKUP([.A169]; [items_misc.A$1:.B$1048576]; 2; 0)   );  VLOOKUP([.A169]; [items_consumable.A$1:.B$1048576]; 2; 0)  )" office:value-type="string" office:string-value="Field dagger" calcext:value-type="string">
            <text:p>Field dagger</text:p>
          </table:table-cell>
          <table:table-cell office:value-type="string" calcext:value-type="string">
            <text:p>red_slime</text:p>
          </table:table-cell>
          <table:table-cell table:formula="of:=VLOOKUP([.C169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6</text:p>
          </table:table-cell>
          <table:table-cell table:style-name="ce10" table:formula="of:=IFERROR(  IFERROR(   VLOOKUP([.A170]; [items_equipment.A$1:.B$1048576]; 2; 0);   VLOOKUP([.A170]; [items_misc.A$1:.B$1048576]; 2; 0)   );  VLOOKUP([.A170]; [items_consumable.A$1:.B$1048576]; 2; 0)  )" office:value-type="string" office:string-value="Wand" calcext:value-type="string">
            <text:p>Wand</text:p>
          </table:table-cell>
          <table:table-cell office:value-type="string" calcext:value-type="string">
            <text:p>red_slime</text:p>
          </table:table-cell>
          <table:table-cell table:formula="of:=VLOOKUP([.C170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6</text:p>
          </table:table-cell>
          <table:table-cell table:style-name="ce10" table:formula="of:=IFERROR(  IFERROR(   VLOOKUP([.A171]; [items_equipment.A$1:.B$1048576]; 2; 0);   VLOOKUP([.A171]; [items_misc.A$1:.B$1048576]; 2; 0)   );  VLOOKUP([.A171]; [items_consumable.A$1:.B$1048576]; 2; 0)  )" office:value-type="string" office:string-value="Apprentice robe" calcext:value-type="string">
            <text:p>Apprentice robe</text:p>
          </table:table-cell>
          <table:table-cell office:value-type="string" calcext:value-type="string">
            <text:p>red_slime</text:p>
          </table:table-cell>
          <table:table-cell table:formula="of:=VLOOKUP([.C171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6</text:p>
          </table:table-cell>
          <table:table-cell table:style-name="ce10" table:formula="of:=IFERROR(  IFERROR(   VLOOKUP([.A172]; [items_equipment.A$1:.B$1048576]; 2; 0);   VLOOKUP([.A172]; [items_misc.A$1:.B$1048576]; 2; 0)   );  VLOOKUP([.A172]; [items_consumable.A$1:.B$1048576]; 2; 0)  )" office:value-type="string" office:string-value="Apprentice hat" calcext:value-type="string">
            <text:p>Apprentice hat</text:p>
          </table:table-cell>
          <table:table-cell office:value-type="string" calcext:value-type="string">
            <text:p>red_slime</text:p>
          </table:table-cell>
          <table:table-cell table:formula="of:=VLOOKUP([.C172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6</text:p>
          </table:table-cell>
          <table:table-cell table:style-name="ce10" table:formula="of:=IFERROR(  IFERROR(   VLOOKUP([.A173]; [items_equipment.A$1:.B$1048576]; 2; 0);   VLOOKUP([.A173]; [items_misc.A$1:.B$1048576]; 2; 0)   );  VLOOKUP([.A173]; [items_consumable.A$1:.B$1048576]; 2; 0)  )" office:value-type="string" office:string-value="Book" calcext:value-type="string">
            <text:p>Book</text:p>
          </table:table-cell>
          <table:table-cell office:value-type="string" calcext:value-type="string">
            <text:p>red_slime</text:p>
          </table:table-cell>
          <table:table-cell table:formula="of:=VLOOKUP([.C173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6</text:p>
          </table:table-cell>
          <table:table-cell table:style-name="ce10" table:formula="of:=IFERROR(  IFERROR(   VLOOKUP([.A174]; [items_equipment.A$1:.B$1048576]; 2; 0);   VLOOKUP([.A174]; [items_misc.A$1:.B$1048576]; 2; 0)   );  VLOOKUP([.A174]; [items_consumable.A$1:.B$1048576]; 2; 0)  )" office:value-type="string" office:string-value="Clerics mace" calcext:value-type="string">
            <text:p>Clerics mace</text:p>
          </table:table-cell>
          <table:table-cell office:value-type="string" calcext:value-type="string">
            <text:p>red_slime</text:p>
          </table:table-cell>
          <table:table-cell table:formula="of:=VLOOKUP([.C174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6</text:p>
          </table:table-cell>
          <table:table-cell table:style-name="ce10" table:formula="of:=IFERROR(  IFERROR(   VLOOKUP([.A175]; [items_equipment.A$1:.B$1048576]; 2; 0);   VLOOKUP([.A175]; [items_misc.A$1:.B$1048576]; 2; 0)   );  VLOOKUP([.A175]; [items_consumable.A$1:.B$1048576]; 2; 0)  )" office:value-type="string" office:string-value="White robe" calcext:value-type="string">
            <text:p>White robe</text:p>
          </table:table-cell>
          <table:table-cell office:value-type="string" calcext:value-type="string">
            <text:p>red_slime</text:p>
          </table:table-cell>
          <table:table-cell table:formula="of:=VLOOKUP([.C175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6</text:p>
          </table:table-cell>
          <table:table-cell table:style-name="ce10" table:formula="of:=IFERROR(  IFERROR(   VLOOKUP([.A176]; [items_equipment.A$1:.B$1048576]; 2; 0);   VLOOKUP([.A176]; [items_misc.A$1:.B$1048576]; 2; 0)   );  VLOOKUP([.A176]; [items_consumable.A$1:.B$1048576]; 2; 0)  )" office:value-type="string" office:string-value="Circlet" calcext:value-type="string">
            <text:p>Circlet</text:p>
          </table:table-cell>
          <table:table-cell office:value-type="string" calcext:value-type="string">
            <text:p>red_slime</text:p>
          </table:table-cell>
          <table:table-cell table:formula="of:=VLOOKUP([.C176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6</text:p>
          </table:table-cell>
          <table:table-cell table:style-name="ce10" table:formula="of:=IFERROR(  IFERROR(   VLOOKUP([.A177]; [items_equipment.A$1:.B$1048576]; 2; 0);   VLOOKUP([.A177]; [items_misc.A$1:.B$1048576]; 2; 0)   );  VLOOKUP([.A177]; [items_consumable.A$1:.B$1048576]; 2; 0)  )" office:value-type="string" office:string-value="Embellished Sigil" calcext:value-type="string">
            <text:p>Embellished Sigil</text:p>
          </table:table-cell>
          <table:table-cell office:value-type="string" calcext:value-type="string">
            <text:p>red_slime</text:p>
          </table:table-cell>
          <table:table-cell table:formula="of:=VLOOKUP([.C177]; [enemies.A$1:.B$1048576]; 2; 0)" office:value-type="string" office:string-value="Red Slime" calcext:value-type="string">
            <text:p>Red Slime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78]; [items_equipment.A$1:.B$1048576]; 2; 0);   VLOOKUP([.A178]; [items_misc.A$1:.B$1048576]; 2; 0)   );  VLOOKUP([.A178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hroom</text:p>
          </table:table-cell>
          <table:table-cell table:formula="of:=VLOOKUP([.C178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79]; [items_equipment.A$1:.B$1048576]; 2; 0);   VLOOKUP([.A179]; [items_misc.A$1:.B$1048576]; 2; 0)   );  VLOOKUP([.A179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hroom</text:p>
          </table:table-cell>
          <table:table-cell table:formula="of:=VLOOKUP([.C179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80]; [items_equipment.A$1:.B$1048576]; 2; 0);   VLOOKUP([.A180]; [items_misc.A$1:.B$1048576]; 2; 0)   );  VLOOKUP([.A180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hroom</text:p>
          </table:table-cell>
          <table:table-cell table:formula="of:=VLOOKUP([.C18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81]; [items_equipment.A$1:.B$1048576]; 2; 0);   VLOOKUP([.A181]; [items_misc.A$1:.B$1048576]; 2; 0)   );  VLOOKUP([.A181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hroom</text:p>
          </table:table-cell>
          <table:table-cell table:formula="of:=VLOOKUP([.C18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82]; [items_equipment.A$1:.B$1048576]; 2; 0);   VLOOKUP([.A182]; [items_misc.A$1:.B$1048576]; 2; 0)   );  VLOOKUP([.A182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hroom</text:p>
          </table:table-cell>
          <table:table-cell table:formula="of:=VLOOKUP([.C18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83]; [items_equipment.A$1:.B$1048576]; 2; 0);   VLOOKUP([.A183]; [items_misc.A$1:.B$1048576]; 2; 0)   );  VLOOKUP([.A183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hroom</text:p>
          </table:table-cell>
          <table:table-cell table:formula="of:=VLOOKUP([.C18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184]; [items_equipment.A$1:.B$1048576]; 2; 0);   VLOOKUP([.A184]; [items_misc.A$1:.B$1048576]; 2; 0)   );  VLOOKUP([.A184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hroom</text:p>
          </table:table-cell>
          <table:table-cell table:formula="of:=VLOOKUP([.C184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185]; [items_equipment.A$1:.B$1048576]; 2; 0);   VLOOKUP([.A185]; [items_misc.A$1:.B$1048576]; 2; 0)   );  VLOOKUP([.A185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hroom</text:p>
          </table:table-cell>
          <table:table-cell table:formula="of:=VLOOKUP([.C185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186]; [items_equipment.A$1:.B$1048576]; 2; 0);   VLOOKUP([.A186]; [items_misc.A$1:.B$1048576]; 2; 0)   );  VLOOKUP([.A186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hroom</text:p>
          </table:table-cell>
          <table:table-cell table:formula="of:=VLOOKUP([.C186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187]; [items_equipment.A$1:.B$1048576]; 2; 0);   VLOOKUP([.A187]; [items_misc.A$1:.B$1048576]; 2; 0)   );  VLOOKUP([.A187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hroom</text:p>
          </table:table-cell>
          <table:table-cell table:formula="of:=VLOOKUP([.C187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188]; [items_equipment.A$1:.B$1048576]; 2; 0);   VLOOKUP([.A188]; [items_misc.A$1:.B$1048576]; 2; 0)   );  VLOOKUP([.A188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hroom</text:p>
          </table:table-cell>
          <table:table-cell table:formula="of:=VLOOKUP([.C188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189]; [items_equipment.A$1:.B$1048576]; 2; 0);   VLOOKUP([.A189]; [items_misc.A$1:.B$1048576]; 2; 0)   );  VLOOKUP([.A189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hroom</text:p>
          </table:table-cell>
          <table:table-cell table:formula="of:=VLOOKUP([.C189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190]; [items_equipment.A$1:.B$1048576]; 2; 0);   VLOOKUP([.A190]; [items_misc.A$1:.B$1048576]; 2; 0)   );  VLOOKUP([.A190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hroom</text:p>
          </table:table-cell>
          <table:table-cell table:formula="of:=VLOOKUP([.C190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191]; [items_equipment.A$1:.B$1048576]; 2; 0);   VLOOKUP([.A191]; [items_misc.A$1:.B$1048576]; 2; 0)   );  VLOOKUP([.A191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hroom</text:p>
          </table:table-cell>
          <table:table-cell table:formula="of:=VLOOKUP([.C191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192]; [items_equipment.A$1:.B$1048576]; 2; 0);   VLOOKUP([.A192]; [items_misc.A$1:.B$1048576]; 2; 0)   );  VLOOKUP([.A192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hroom</text:p>
          </table:table-cell>
          <table:table-cell table:formula="of:=VLOOKUP([.C192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193]; [items_equipment.A$1:.B$1048576]; 2; 0);   VLOOKUP([.A193]; [items_misc.A$1:.B$1048576]; 2; 0)   );  VLOOKUP([.A193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hroom</text:p>
          </table:table-cell>
          <table:table-cell table:formula="of:=VLOOKUP([.C193]; [enemies.A$1:.B$1048576]; 2; 0)" office:value-type="string" office:string-value="Shroom" calcext:value-type="string">
            <text:p>Shroom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194]; [items_equipment.A$1:.B$1048576]; 2; 0);   VLOOKUP([.A194]; [items_misc.A$1:.B$1048576]; 2; 0)   );  VLOOKUP([.A194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snail</text:p>
          </table:table-cell>
          <table:table-cell table:formula="of:=VLOOKUP([.C19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195]; [items_equipment.A$1:.B$1048576]; 2; 0);   VLOOKUP([.A195]; [items_misc.A$1:.B$1048576]; 2; 0)   );  VLOOKUP([.A195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snail</text:p>
          </table:table-cell>
          <table:table-cell table:formula="of:=VLOOKUP([.C19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196]; [items_equipment.A$1:.B$1048576]; 2; 0);   VLOOKUP([.A196]; [items_misc.A$1:.B$1048576]; 2; 0)   );  VLOOKUP([.A196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snail</text:p>
          </table:table-cell>
          <table:table-cell table:formula="of:=VLOOKUP([.C196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197]; [items_equipment.A$1:.B$1048576]; 2; 0);   VLOOKUP([.A197]; [items_misc.A$1:.B$1048576]; 2; 0)   );  VLOOKUP([.A197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snail</text:p>
          </table:table-cell>
          <table:table-cell table:formula="of:=VLOOKUP([.C197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198]; [items_equipment.A$1:.B$1048576]; 2; 0);   VLOOKUP([.A198]; [items_misc.A$1:.B$1048576]; 2; 0)   );  VLOOKUP([.A198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nail</text:p>
          </table:table-cell>
          <table:table-cell table:formula="of:=VLOOKUP([.C19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199]; [items_equipment.A$1:.B$1048576]; 2; 0);   VLOOKUP([.A199]; [items_misc.A$1:.B$1048576]; 2; 0)   );  VLOOKUP([.A199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nail</text:p>
          </table:table-cell>
          <table:table-cell table:formula="of:=VLOOKUP([.C19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00]; [items_equipment.A$1:.B$1048576]; 2; 0);   VLOOKUP([.A200]; [items_misc.A$1:.B$1048576]; 2; 0)   );  VLOOKUP([.A200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nail</text:p>
          </table:table-cell>
          <table:table-cell table:formula="of:=VLOOKUP([.C200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01]; [items_equipment.A$1:.B$1048576]; 2; 0);   VLOOKUP([.A201]; [items_misc.A$1:.B$1048576]; 2; 0)   );  VLOOKUP([.A201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nail</text:p>
          </table:table-cell>
          <table:table-cell table:formula="of:=VLOOKUP([.C201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02]; [items_equipment.A$1:.B$1048576]; 2; 0);   VLOOKUP([.A202]; [items_misc.A$1:.B$1048576]; 2; 0)   );  VLOOKUP([.A202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nail</text:p>
          </table:table-cell>
          <table:table-cell table:formula="of:=VLOOKUP([.C202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03]; [items_equipment.A$1:.B$1048576]; 2; 0);   VLOOKUP([.A203]; [items_misc.A$1:.B$1048576]; 2; 0)   );  VLOOKUP([.A203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nail</text:p>
          </table:table-cell>
          <table:table-cell table:formula="of:=VLOOKUP([.C203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04]; [items_equipment.A$1:.B$1048576]; 2; 0);   VLOOKUP([.A204]; [items_misc.A$1:.B$1048576]; 2; 0)   );  VLOOKUP([.A204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nail</text:p>
          </table:table-cell>
          <table:table-cell table:formula="of:=VLOOKUP([.C204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05]; [items_equipment.A$1:.B$1048576]; 2; 0);   VLOOKUP([.A205]; [items_misc.A$1:.B$1048576]; 2; 0)   );  VLOOKUP([.A205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nail</text:p>
          </table:table-cell>
          <table:table-cell table:formula="of:=VLOOKUP([.C205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06]; [items_equipment.A$1:.B$1048576]; 2; 0);   VLOOKUP([.A206]; [items_misc.A$1:.B$1048576]; 2; 0)   );  VLOOKUP([.A206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nail</text:p>
          </table:table-cell>
          <table:table-cell table:formula="of:=VLOOKUP([.C206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07]; [items_equipment.A$1:.B$1048576]; 2; 0);   VLOOKUP([.A207]; [items_misc.A$1:.B$1048576]; 2; 0)   );  VLOOKUP([.A207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nail</text:p>
          </table:table-cell>
          <table:table-cell table:formula="of:=VLOOKUP([.C207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08]; [items_equipment.A$1:.B$1048576]; 2; 0);   VLOOKUP([.A208]; [items_misc.A$1:.B$1048576]; 2; 0)   );  VLOOKUP([.A208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nail</text:p>
          </table:table-cell>
          <table:table-cell table:formula="of:=VLOOKUP([.C208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09]; [items_equipment.A$1:.B$1048576]; 2; 0);   VLOOKUP([.A209]; [items_misc.A$1:.B$1048576]; 2; 0)   );  VLOOKUP([.A209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nail</text:p>
          </table:table-cell>
          <table:table-cell table:formula="of:=VLOOKUP([.C209]; [enemies.A$1:.B$1048576]; 2; 0)" office:value-type="string" office:string-value="Snail" calcext:value-type="string">
            <text:p>Snail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3</text:p>
          </table:table-cell>
          <table:table-cell table:style-name="ce10" table:formula="of:=IFERROR(  IFERROR(   VLOOKUP([.A210]; [items_equipment.A$1:.B$1048576]; 2; 0);   VLOOKUP([.A210]; [items_misc.A$1:.B$1048576]; 2; 0)   );  VLOOKUP([.A210]; [items_consumable.A$1:.B$1048576]; 2; 0)  )" office:value-type="string" office:string-value="Cloth shirt" calcext:value-type="string">
            <text:p>Cloth shirt</text:p>
          </table:table-cell>
          <table:table-cell office:value-type="string" calcext:value-type="string">
            <text:p>spider</text:p>
          </table:table-cell>
          <table:table-cell table:formula="of:=VLOOKUP([.C21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3</text:p>
          </table:table-cell>
          <table:table-cell table:style-name="ce10" table:formula="of:=IFERROR(  IFERROR(   VLOOKUP([.A211]; [items_equipment.A$1:.B$1048576]; 2; 0);   VLOOKUP([.A211]; [items_misc.A$1:.B$1048576]; 2; 0)   );  VLOOKUP([.A211]; [items_consumable.A$1:.B$1048576]; 2; 0)  )" office:value-type="string" office:string-value="Cloth hood" calcext:value-type="string">
            <text:p>Cloth hood</text:p>
          </table:table-cell>
          <table:table-cell office:value-type="string" calcext:value-type="string">
            <text:p>spider</text:p>
          </table:table-cell>
          <table:table-cell table:formula="of:=VLOOKUP([.C21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3</text:p>
          </table:table-cell>
          <table:table-cell table:style-name="ce10" table:formula="of:=IFERROR(  IFERROR(   VLOOKUP([.A212]; [items_equipment.A$1:.B$1048576]; 2; 0);   VLOOKUP([.A212]; [items_misc.A$1:.B$1048576]; 2; 0)   );  VLOOKUP([.A212]; [items_consumable.A$1:.B$1048576]; 2; 0)  )" office:value-type="string" office:string-value="Dagger" calcext:value-type="string">
            <text:p>Dagger</text:p>
          </table:table-cell>
          <table:table-cell office:value-type="string" calcext:value-type="string">
            <text:p>spider</text:p>
          </table:table-cell>
          <table:table-cell table:formula="of:=VLOOKUP([.C21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3</text:p>
          </table:table-cell>
          <table:table-cell table:style-name="ce10" table:formula="of:=IFERROR(  IFERROR(   VLOOKUP([.A213]; [items_equipment.A$1:.B$1048576]; 2; 0);   VLOOKUP([.A213]; [items_misc.A$1:.B$1048576]; 2; 0)   );  VLOOKUP([.A213]; [items_consumable.A$1:.B$1048576]; 2; 0)  )" office:value-type="string" office:string-value="Knife" calcext:value-type="string">
            <text:p>Knife</text:p>
          </table:table-cell>
          <table:table-cell office:value-type="string" calcext:value-type="string">
            <text:p>spider</text:p>
          </table:table-cell>
          <table:table-cell table:formula="of:=VLOOKUP([.C21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3</text:p>
          </table:table-cell>
          <table:table-cell table:style-name="ce10" table:formula="of:=IFERROR(  IFERROR(   VLOOKUP([.A214]; [items_equipment.A$1:.B$1048576]; 2; 0);   VLOOKUP([.A214]; [items_misc.A$1:.B$1048576]; 2; 0)   );  VLOOKUP([.A214]; [items_consumable.A$1:.B$1048576]; 2; 0)  )" office:value-type="string" office:string-value="Hard leather tunic" calcext:value-type="string">
            <text:p>Hard leather tunic</text:p>
          </table:table-cell>
          <table:table-cell office:value-type="string" calcext:value-type="string">
            <text:p>spider</text:p>
          </table:table-cell>
          <table:table-cell table:formula="of:=VLOOKUP([.C214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3</text:p>
          </table:table-cell>
          <table:table-cell table:style-name="ce10" table:formula="of:=IFERROR(  IFERROR(   VLOOKUP([.A215]; [items_equipment.A$1:.B$1048576]; 2; 0);   VLOOKUP([.A215]; [items_misc.A$1:.B$1048576]; 2; 0)   );  VLOOKUP([.A215]; [items_consumable.A$1:.B$1048576]; 2; 0)  )" office:value-type="string" office:string-value="Hard leather helmet" calcext:value-type="string">
            <text:p>Hard leather helmet</text:p>
          </table:table-cell>
          <table:table-cell office:value-type="string" calcext:value-type="string">
            <text:p>spider</text:p>
          </table:table-cell>
          <table:table-cell table:formula="of:=VLOOKUP([.C215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3</text:p>
          </table:table-cell>
          <table:table-cell table:style-name="ce10" table:formula="of:=IFERROR(  IFERROR(   VLOOKUP([.A216]; [items_equipment.A$1:.B$1048576]; 2; 0);   VLOOKUP([.A216]; [items_misc.A$1:.B$1048576]; 2; 0)   );  VLOOKUP([.A216]; [items_consumable.A$1:.B$1048576]; 2; 0)  )" office:value-type="string" office:string-value="Shield" calcext:value-type="string">
            <text:p>Shield</text:p>
          </table:table-cell>
          <table:table-cell office:value-type="string" calcext:value-type="string">
            <text:p>spider</text:p>
          </table:table-cell>
          <table:table-cell table:formula="of:=VLOOKUP([.C216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3</text:p>
          </table:table-cell>
          <table:table-cell table:style-name="ce10" table:formula="of:=IFERROR(  IFERROR(   VLOOKUP([.A217]; [items_equipment.A$1:.B$1048576]; 2; 0);   VLOOKUP([.A217]; [items_misc.A$1:.B$1048576]; 2; 0)   );  VLOOKUP([.A217]; [items_consumable.A$1:.B$1048576]; 2; 0)  )" office:value-type="string" office:string-value="Spear" calcext:value-type="string">
            <text:p>Spear</text:p>
          </table:table-cell>
          <table:table-cell office:value-type="string" calcext:value-type="string">
            <text:p>spider</text:p>
          </table:table-cell>
          <table:table-cell table:formula="of:=VLOOKUP([.C217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3</text:p>
          </table:table-cell>
          <table:table-cell table:style-name="ce10" table:formula="of:=IFERROR(  IFERROR(   VLOOKUP([.A218]; [items_equipment.A$1:.B$1048576]; 2; 0);   VLOOKUP([.A218]; [items_misc.A$1:.B$1048576]; 2; 0)   );  VLOOKUP([.A218]; [items_consumable.A$1:.B$1048576]; 2; 0)  )" office:value-type="string" office:string-value="Fine robe" calcext:value-type="string">
            <text:p>Fine robe</text:p>
          </table:table-cell>
          <table:table-cell office:value-type="string" calcext:value-type="string">
            <text:p>spider</text:p>
          </table:table-cell>
          <table:table-cell table:formula="of:=VLOOKUP([.C218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3</text:p>
          </table:table-cell>
          <table:table-cell table:style-name="ce10" table:formula="of:=IFERROR(  IFERROR(   VLOOKUP([.A219]; [items_equipment.A$1:.B$1048576]; 2; 0);   VLOOKUP([.A219]; [items_misc.A$1:.B$1048576]; 2; 0)   );  VLOOKUP([.A219]; [items_consumable.A$1:.B$1048576]; 2; 0)  )" office:value-type="string" office:string-value="Fine pointy hat" calcext:value-type="string">
            <text:p>Fine pointy hat</text:p>
          </table:table-cell>
          <table:table-cell office:value-type="string" calcext:value-type="string">
            <text:p>spider</text:p>
          </table:table-cell>
          <table:table-cell table:formula="of:=VLOOKUP([.C219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3</text:p>
          </table:table-cell>
          <table:table-cell table:style-name="ce10" table:formula="of:=IFERROR(  IFERROR(   VLOOKUP([.A220]; [items_equipment.A$1:.B$1048576]; 2; 0);   VLOOKUP([.A220]; [items_misc.A$1:.B$1048576]; 2; 0)   );  VLOOKUP([.A220]; [items_consumable.A$1:.B$1048576]; 2; 0)  )" office:value-type="string" office:string-value="Notebook" calcext:value-type="string">
            <text:p>Notebook</text:p>
          </table:table-cell>
          <table:table-cell office:value-type="string" calcext:value-type="string">
            <text:p>spider</text:p>
          </table:table-cell>
          <table:table-cell table:formula="of:=VLOOKUP([.C220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3</text:p>
          </table:table-cell>
          <table:table-cell table:style-name="ce10" table:formula="of:=IFERROR(  IFERROR(   VLOOKUP([.A221]; [items_equipment.A$1:.B$1048576]; 2; 0);   VLOOKUP([.A221]; [items_misc.A$1:.B$1048576]; 2; 0)   );  VLOOKUP([.A221]; [items_consumable.A$1:.B$1048576]; 2; 0)  )" office:value-type="string" office:string-value="Simple wand" calcext:value-type="string">
            <text:p>Simple wand</text:p>
          </table:table-cell>
          <table:table-cell office:value-type="string" calcext:value-type="string">
            <text:p>spider</text:p>
          </table:table-cell>
          <table:table-cell table:formula="of:=VLOOKUP([.C221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3</text:p>
          </table:table-cell>
          <table:table-cell table:style-name="ce10" table:formula="of:=IFERROR(  IFERROR(   VLOOKUP([.A222]; [items_equipment.A$1:.B$1048576]; 2; 0);   VLOOKUP([.A222]; [items_misc.A$1:.B$1048576]; 2; 0)   );  VLOOKUP([.A222]; [items_consumable.A$1:.B$1048576]; 2; 0)  )" office:value-type="string" office:string-value="Fine silk robe" calcext:value-type="string">
            <text:p>Fine silk robe</text:p>
          </table:table-cell>
          <table:table-cell office:value-type="string" calcext:value-type="string">
            <text:p>spider</text:p>
          </table:table-cell>
          <table:table-cell table:formula="of:=VLOOKUP([.C222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3</text:p>
          </table:table-cell>
          <table:table-cell table:style-name="ce10" table:formula="of:=IFERROR(  IFERROR(   VLOOKUP([.A223]; [items_equipment.A$1:.B$1048576]; 2; 0);   VLOOKUP([.A223]; [items_misc.A$1:.B$1048576]; 2; 0)   );  VLOOKUP([.A223]; [items_consumable.A$1:.B$1048576]; 2; 0)  )" office:value-type="string" office:string-value="Fine silk hood" calcext:value-type="string">
            <text:p>Fine silk hood</text:p>
          </table:table-cell>
          <table:table-cell office:value-type="string" calcext:value-type="string">
            <text:p>spider</text:p>
          </table:table-cell>
          <table:table-cell table:formula="of:=VLOOKUP([.C223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3</text:p>
          </table:table-cell>
          <table:table-cell table:style-name="ce10" table:formula="of:=IFERROR(  IFERROR(   VLOOKUP([.A224]; [items_equipment.A$1:.B$1048576]; 2; 0);   VLOOKUP([.A224]; [items_misc.A$1:.B$1048576]; 2; 0)   );  VLOOKUP([.A224]; [items_consumable.A$1:.B$1048576]; 2; 0)  )" office:value-type="string" office:string-value="Sigil" calcext:value-type="string">
            <text:p>Sigil</text:p>
          </table:table-cell>
          <table:table-cell office:value-type="string" calcext:value-type="string">
            <text:p>spider</text:p>
          </table:table-cell>
          <table:table-cell table:formula="of:=VLOOKUP([.C224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3</text:p>
          </table:table-cell>
          <table:table-cell table:style-name="ce10" table:formula="of:=IFERROR(  IFERROR(   VLOOKUP([.A225]; [items_equipment.A$1:.B$1048576]; 2; 0);   VLOOKUP([.A225]; [items_misc.A$1:.B$1048576]; 2; 0)   );  VLOOKUP([.A225]; [items_consumable.A$1:.B$1048576]; 2; 0)  )" office:value-type="string" office:string-value="Holy emblem" calcext:value-type="string">
            <text:p>Holy emblem</text:p>
          </table:table-cell>
          <table:table-cell office:value-type="string" calcext:value-type="string">
            <text:p>spider</text:p>
          </table:table-cell>
          <table:table-cell table:formula="of:=VLOOKUP([.C225]; [enemies.A$1:.B$1048576]; 2; 0)" office:value-type="string" office:string-value="Spider" calcext:value-type="string">
            <text:p>Spider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26]; [items_equipment.A$1:.B$1048576]; 2; 0);   VLOOKUP([.A226]; [items_misc.A$1:.B$1048576]; 2; 0)   );  VLOOKUP([.A226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spore</text:p>
          </table:table-cell>
          <table:table-cell table:formula="of:=VLOOKUP([.C22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27]; [items_equipment.A$1:.B$1048576]; 2; 0);   VLOOKUP([.A227]; [items_misc.A$1:.B$1048576]; 2; 0)   );  VLOOKUP([.A227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spore</text:p>
          </table:table-cell>
          <table:table-cell table:formula="of:=VLOOKUP([.C22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28]; [items_equipment.A$1:.B$1048576]; 2; 0);   VLOOKUP([.A228]; [items_misc.A$1:.B$1048576]; 2; 0)   );  VLOOKUP([.A228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spore</text:p>
          </table:table-cell>
          <table:table-cell table:formula="of:=VLOOKUP([.C228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29]; [items_equipment.A$1:.B$1048576]; 2; 0);   VLOOKUP([.A229]; [items_misc.A$1:.B$1048576]; 2; 0)   );  VLOOKUP([.A229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spore</text:p>
          </table:table-cell>
          <table:table-cell table:formula="of:=VLOOKUP([.C229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30]; [items_equipment.A$1:.B$1048576]; 2; 0);   VLOOKUP([.A230]; [items_misc.A$1:.B$1048576]; 2; 0)   );  VLOOKUP([.A230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spore</text:p>
          </table:table-cell>
          <table:table-cell table:formula="of:=VLOOKUP([.C230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31]; [items_equipment.A$1:.B$1048576]; 2; 0);   VLOOKUP([.A231]; [items_misc.A$1:.B$1048576]; 2; 0)   );  VLOOKUP([.A231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spore</text:p>
          </table:table-cell>
          <table:table-cell table:formula="of:=VLOOKUP([.C231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32]; [items_equipment.A$1:.B$1048576]; 2; 0);   VLOOKUP([.A232]; [items_misc.A$1:.B$1048576]; 2; 0)   );  VLOOKUP([.A232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spore</text:p>
          </table:table-cell>
          <table:table-cell table:formula="of:=VLOOKUP([.C232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33]; [items_equipment.A$1:.B$1048576]; 2; 0);   VLOOKUP([.A233]; [items_misc.A$1:.B$1048576]; 2; 0)   );  VLOOKUP([.A233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spore</text:p>
          </table:table-cell>
          <table:table-cell table:formula="of:=VLOOKUP([.C233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34]; [items_equipment.A$1:.B$1048576]; 2; 0);   VLOOKUP([.A234]; [items_misc.A$1:.B$1048576]; 2; 0)   );  VLOOKUP([.A234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spore</text:p>
          </table:table-cell>
          <table:table-cell table:formula="of:=VLOOKUP([.C234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35]; [items_equipment.A$1:.B$1048576]; 2; 0);   VLOOKUP([.A235]; [items_misc.A$1:.B$1048576]; 2; 0)   );  VLOOKUP([.A235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spore</text:p>
          </table:table-cell>
          <table:table-cell table:formula="of:=VLOOKUP([.C235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36]; [items_equipment.A$1:.B$1048576]; 2; 0);   VLOOKUP([.A236]; [items_misc.A$1:.B$1048576]; 2; 0)   );  VLOOKUP([.A236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spore</text:p>
          </table:table-cell>
          <table:table-cell table:formula="of:=VLOOKUP([.C236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37]; [items_equipment.A$1:.B$1048576]; 2; 0);   VLOOKUP([.A237]; [items_misc.A$1:.B$1048576]; 2; 0)   );  VLOOKUP([.A237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spore</text:p>
          </table:table-cell>
          <table:table-cell table:formula="of:=VLOOKUP([.C237]; [enemies.A$1:.B$1048576]; 2; 0)" office:value-type="string" office:string-value="Spore" calcext:value-type="string">
            <text:p>Spore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9</text:p>
          </table:table-cell>
          <table:table-cell table:style-name="ce10" table:formula="of:=IFERROR(  IFERROR(   VLOOKUP([.A238]; [items_equipment.A$1:.B$1048576]; 2; 0);   VLOOKUP([.A238]; [items_misc.A$1:.B$1048576]; 2; 0)   );  VLOOKUP([.A238]; [items_consumable.A$1:.B$1048576]; 2; 0)  )" office:value-type="string" office:string-value="Rogue uniform" calcext:value-type="string">
            <text:p>Rogue uniform</text:p>
          </table:table-cell>
          <table:table-cell office:value-type="string" calcext:value-type="string">
            <text:p>thief</text:p>
          </table:table-cell>
          <table:table-cell table:formula="of:=VLOOKUP([.C23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9</text:p>
          </table:table-cell>
          <table:table-cell table:style-name="ce10" table:formula="of:=IFERROR(  IFERROR(   VLOOKUP([.A239]; [items_equipment.A$1:.B$1048576]; 2; 0);   VLOOKUP([.A239]; [items_misc.A$1:.B$1048576]; 2; 0)   );  VLOOKUP([.A239]; [items_consumable.A$1:.B$1048576]; 2; 0)  )" office:value-type="string" office:string-value="Rogue hood" calcext:value-type="string">
            <text:p>Rogue hood</text:p>
          </table:table-cell>
          <table:table-cell office:value-type="string" calcext:value-type="string">
            <text:p>thief</text:p>
          </table:table-cell>
          <table:table-cell table:formula="of:=VLOOKUP([.C23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9</text:p>
          </table:table-cell>
          <table:table-cell table:style-name="ce10" table:formula="of:=IFERROR(  IFERROR(   VLOOKUP([.A240]; [items_equipment.A$1:.B$1048576]; 2; 0);   VLOOKUP([.A240]; [items_misc.A$1:.B$1048576]; 2; 0)   );  VLOOKUP([.A240]; [items_consumable.A$1:.B$1048576]; 2; 0)  )" office:value-type="string" office:string-value="Bag of marbles" calcext:value-type="string">
            <text:p>Bag of marbles</text:p>
          </table:table-cell>
          <table:table-cell office:value-type="string" calcext:value-type="string">
            <text:p>thief</text:p>
          </table:table-cell>
          <table:table-cell table:formula="of:=VLOOKUP([.C240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9</text:p>
          </table:table-cell>
          <table:table-cell table:style-name="ce10" table:formula="of:=IFERROR(  IFERROR(   VLOOKUP([.A241]; [items_equipment.A$1:.B$1048576]; 2; 0);   VLOOKUP([.A241]; [items_misc.A$1:.B$1048576]; 2; 0)   );  VLOOKUP([.A241]; [items_consumable.A$1:.B$1048576]; 2; 0)  )" office:value-type="string" office:string-value="Rogue knife" calcext:value-type="string">
            <text:p>Rogue knife</text:p>
          </table:table-cell>
          <table:table-cell office:value-type="string" calcext:value-type="string">
            <text:p>thief</text:p>
          </table:table-cell>
          <table:table-cell table:formula="of:=VLOOKUP([.C241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9</text:p>
          </table:table-cell>
          <table:table-cell table:style-name="ce10" table:formula="of:=IFERROR(  IFERROR(   VLOOKUP([.A242]; [items_equipment.A$1:.B$1048576]; 2; 0);   VLOOKUP([.A242]; [items_misc.A$1:.B$1048576]; 2; 0)   );  VLOOKUP([.A242]; [items_consumable.A$1:.B$1048576]; 2; 0)  )" office:value-type="string" office:string-value="Steel chestplate" calcext:value-type="string">
            <text:p>Steel chestplate</text:p>
          </table:table-cell>
          <table:table-cell office:value-type="string" calcext:value-type="string">
            <text:p>thief</text:p>
          </table:table-cell>
          <table:table-cell table:formula="of:=VLOOKUP([.C24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9</text:p>
          </table:table-cell>
          <table:table-cell table:style-name="ce10" table:formula="of:=IFERROR(  IFERROR(   VLOOKUP([.A243]; [items_equipment.A$1:.B$1048576]; 2; 0);   VLOOKUP([.A243]; [items_misc.A$1:.B$1048576]; 2; 0)   );  VLOOKUP([.A243]; [items_consumable.A$1:.B$1048576]; 2; 0)  )" office:value-type="string" office:string-value="Steel helmet" calcext:value-type="string">
            <text:p>Steel helmet</text:p>
          </table:table-cell>
          <table:table-cell office:value-type="string" calcext:value-type="string">
            <text:p>thief</text:p>
          </table:table-cell>
          <table:table-cell table:formula="of:=VLOOKUP([.C24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9</text:p>
          </table:table-cell>
          <table:table-cell table:style-name="ce10" table:formula="of:=IFERROR(  IFERROR(   VLOOKUP([.A244]; [items_equipment.A$1:.B$1048576]; 2; 0);   VLOOKUP([.A244]; [items_misc.A$1:.B$1048576]; 2; 0)   );  VLOOKUP([.A244]; [items_consumable.A$1:.B$1048576]; 2; 0)  )" office:value-type="string" office:string-value="Steel Buckler" calcext:value-type="string">
            <text:p>Steel Buckler</text:p>
          </table:table-cell>
          <table:table-cell office:value-type="string" calcext:value-type="string">
            <text:p>thief</text:p>
          </table:table-cell>
          <table:table-cell table:formula="of:=VLOOKUP([.C244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9</text:p>
          </table:table-cell>
          <table:table-cell table:style-name="ce10" table:formula="of:=IFERROR(  IFERROR(   VLOOKUP([.A245]; [items_equipment.A$1:.B$1048576]; 2; 0);   VLOOKUP([.A245]; [items_misc.A$1:.B$1048576]; 2; 0)   );  VLOOKUP([.A245]; [items_consumable.A$1:.B$1048576]; 2; 0)  )" office:value-type="string" office:string-value="Steel longsword" calcext:value-type="string">
            <text:p>Steel longsword</text:p>
          </table:table-cell>
          <table:table-cell office:value-type="string" calcext:value-type="string">
            <text:p>thief</text:p>
          </table:table-cell>
          <table:table-cell table:formula="of:=VLOOKUP([.C245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9</text:p>
          </table:table-cell>
          <table:table-cell table:style-name="ce10" table:formula="of:=IFERROR(  IFERROR(   VLOOKUP([.A246]; [items_equipment.A$1:.B$1048576]; 2; 0);   VLOOKUP([.A246]; [items_misc.A$1:.B$1048576]; 2; 0)   );  VLOOKUP([.A246]; [items_consumable.A$1:.B$1048576]; 2; 0)  )" office:value-type="string" office:string-value="Mage robe" calcext:value-type="string">
            <text:p>Mage robe</text:p>
          </table:table-cell>
          <table:table-cell office:value-type="string" calcext:value-type="string">
            <text:p>thief</text:p>
          </table:table-cell>
          <table:table-cell table:formula="of:=VLOOKUP([.C246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9</text:p>
          </table:table-cell>
          <table:table-cell table:style-name="ce10" table:formula="of:=IFERROR(  IFERROR(   VLOOKUP([.A247]; [items_equipment.A$1:.B$1048576]; 2; 0);   VLOOKUP([.A247]; [items_misc.A$1:.B$1048576]; 2; 0)   );  VLOOKUP([.A247]; [items_consumable.A$1:.B$1048576]; 2; 0)  )" office:value-type="string" office:string-value="Mage hat" calcext:value-type="string">
            <text:p>Mage hat</text:p>
          </table:table-cell>
          <table:table-cell office:value-type="string" calcext:value-type="string">
            <text:p>thief</text:p>
          </table:table-cell>
          <table:table-cell table:formula="of:=VLOOKUP([.C247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trinket 9</text:p>
          </table:table-cell>
          <table:table-cell table:style-name="ce10" table:formula="of:=IFERROR(  IFERROR(   VLOOKUP([.A248]; [items_equipment.A$1:.B$1048576]; 2; 0);   VLOOKUP([.A248]; [items_misc.A$1:.B$1048576]; 2; 0)   );  VLOOKUP([.A248]; [items_consumable.A$1:.B$1048576]; 2; 0)  )" office:value-type="string" office:string-value="Ink and quill" calcext:value-type="string">
            <text:p>Ink and quill</text:p>
          </table:table-cell>
          <table:table-cell office:value-type="string" calcext:value-type="string">
            <text:p>thief</text:p>
          </table:table-cell>
          <table:table-cell table:formula="of:=VLOOKUP([.C248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weapon 9</text:p>
          </table:table-cell>
          <table:table-cell table:style-name="ce10" table:formula="of:=IFERROR(  IFERROR(   VLOOKUP([.A249]; [items_equipment.A$1:.B$1048576]; 2; 0);   VLOOKUP([.A249]; [items_misc.A$1:.B$1048576]; 2; 0)   );  VLOOKUP([.A249]; [items_consumable.A$1:.B$1048576]; 2; 0)  )" office:value-type="string" office:string-value="Mage wand" calcext:value-type="string">
            <text:p>Mage wand</text:p>
          </table:table-cell>
          <table:table-cell office:value-type="string" calcext:value-type="string">
            <text:p>thief</text:p>
          </table:table-cell>
          <table:table-cell table:formula="of:=VLOOKUP([.C249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body 9</text:p>
          </table:table-cell>
          <table:table-cell table:style-name="ce10" table:formula="of:=IFERROR(  IFERROR(   VLOOKUP([.A250]; [items_equipment.A$1:.B$1048576]; 2; 0);   VLOOKUP([.A250]; [items_misc.A$1:.B$1048576]; 2; 0)   );  VLOOKUP([.A250]; [items_consumable.A$1:.B$1048576]; 2; 0)  )" office:value-type="string" office:string-value="White cloak" calcext:value-type="string">
            <text:p>White cloak</text:p>
          </table:table-cell>
          <table:table-cell office:value-type="string" calcext:value-type="string">
            <text:p>thief</text:p>
          </table:table-cell>
          <table:table-cell table:formula="of:=VLOOKUP([.C250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head 9</text:p>
          </table:table-cell>
          <table:table-cell table:style-name="ce10" table:formula="of:=IFERROR(  IFERROR(   VLOOKUP([.A251]; [items_equipment.A$1:.B$1048576]; 2; 0);   VLOOKUP([.A251]; [items_misc.A$1:.B$1048576]; 2; 0)   );  VLOOKUP([.A251]; [items_consumable.A$1:.B$1048576]; 2; 0)  )" office:value-type="string" office:string-value="Mitre" calcext:value-type="string">
            <text:p>Mitre</text:p>
          </table:table-cell>
          <table:table-cell office:value-type="string" calcext:value-type="string">
            <text:p>thief</text:p>
          </table:table-cell>
          <table:table-cell table:formula="of:=VLOOKUP([.C251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trinket 9</text:p>
          </table:table-cell>
          <table:table-cell table:style-name="ce10" table:formula="of:=IFERROR(  IFERROR(   VLOOKUP([.A252]; [items_equipment.A$1:.B$1048576]; 2; 0);   VLOOKUP([.A252]; [items_misc.A$1:.B$1048576]; 2; 0)   );  VLOOKUP([.A252]; [items_consumable.A$1:.B$1048576]; 2; 0)  )" office:value-type="string" office:string-value="Totem of undying" calcext:value-type="string">
            <text:p>Totem of undying</text:p>
          </table:table-cell>
          <table:table-cell office:value-type="string" calcext:value-type="string">
            <text:p>thief</text:p>
          </table:table-cell>
          <table:table-cell table:formula="of:=VLOOKUP([.C252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ul weapon 9</text:p>
          </table:table-cell>
          <table:table-cell table:style-name="ce10" table:formula="of:=IFERROR(  IFERROR(   VLOOKUP([.A253]; [items_equipment.A$1:.B$1048576]; 2; 0);   VLOOKUP([.A253]; [items_misc.A$1:.B$1048576]; 2; 0)   );  VLOOKUP([.A253]; [items_consumable.A$1:.B$1048576]; 2; 0)  )" office:value-type="string" office:string-value="White scepter" calcext:value-type="string">
            <text:p>White scepter</text:p>
          </table:table-cell>
          <table:table-cell office:value-type="string" calcext:value-type="string">
            <text:p>thief</text:p>
          </table:table-cell>
          <table:table-cell table:formula="of:=VLOOKUP([.C253]; [enemies.A$1:.B$1048576]; 2; 0)" office:value-type="string" office:string-value="Thief" calcext:value-type="string">
            <text:p>Thief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utorial_paper_2</text:p>
          </table:table-cell>
          <table:table-cell table:style-name="ce10" table:formula="of:=IFERROR(  IFERROR(   VLOOKUP([.A254]; [items_equipment.A$1:.B$1048576]; 2; 0);   VLOOKUP([.A254]; [items_misc.A$1:.B$1048576]; 2; 0)   );  VLOOKUP([.A254]; [items_consumable.A$1:.B$1048576]; 2; 0)  )" office:value-type="string" office:string-value="Another piece of paper" calcext:value-type="string">
            <text:p>Another piece of paper</text:p>
          </table:table-cell>
          <table:table-cell office:value-type="string" calcext:value-type="string">
            <text:p>tutorial_enemy_1</text:p>
          </table:table-cell>
          <table:table-cell table:formula="of:=VLOOKUP([.C254]; [enemies.A$1:.B$1048576]; 2; 0)" office:value-type="string" office:string-value="Tiny shroom" calcext:value-type="string">
            <text:p>Tiny shroom</text:p>
          </table:table-cell>
          <table:table-cell table:style-name="ce11" office:value-type="float" office:value="1" calcext:value-type="float">
            <text:p>1,0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body 1</text:p>
          </table:table-cell>
          <table:table-cell table:style-name="ce10" table:formula="of:=IFERROR(  IFERROR(   VLOOKUP([.A255]; [items_equipment.A$1:.B$1048576]; 2; 0);   VLOOKUP([.A255]; [items_misc.A$1:.B$1048576]; 2; 0)   );  VLOOKUP([.A255]; [items_consumable.A$1:.B$1048576]; 2; 0)  )" office:value-type="string" office:string-value="Ragged shirt" calcext:value-type="string">
            <text:p>Ragged shirt</text:p>
          </table:table-cell>
          <table:table-cell office:value-type="string" calcext:value-type="string">
            <text:p>wood_stump</text:p>
          </table:table-cell>
          <table:table-cell table:formula="of:=VLOOKUP([.C25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head 1</text:p>
          </table:table-cell>
          <table:table-cell table:style-name="ce10" table:formula="of:=IFERROR(  IFERROR(   VLOOKUP([.A256]; [items_equipment.A$1:.B$1048576]; 2; 0);   VLOOKUP([.A256]; [items_misc.A$1:.B$1048576]; 2; 0)   );  VLOOKUP([.A256]; [items_consumable.A$1:.B$1048576]; 2; 0)  )" office:value-type="string" office:string-value="Ragged hood" calcext:value-type="string">
            <text:p>Ragged hood</text:p>
          </table:table-cell>
          <table:table-cell office:value-type="string" calcext:value-type="string">
            <text:p>wood_stump</text:p>
          </table:table-cell>
          <table:table-cell table:formula="of:=VLOOKUP([.C25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flow trinket 1</text:p>
          </table:table-cell>
          <table:table-cell table:style-name="ce10" table:formula="of:=IFERROR(  IFERROR(   VLOOKUP([.A257]; [items_equipment.A$1:.B$1048576]; 2; 0);   VLOOKUP([.A257]; [items_misc.A$1:.B$1048576]; 2; 0)   );  VLOOKUP([.A257]; [items_consumable.A$1:.B$1048576]; 2; 0)  )" office:value-type="string" office:string-value="Pocket knife" calcext:value-type="string">
            <text:p>Pocket knife</text:p>
          </table:table-cell>
          <table:table-cell office:value-type="string" calcext:value-type="string">
            <text:p>wood_stump</text:p>
          </table:table-cell>
          <table:table-cell table:formula="of:=VLOOKUP([.C257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low weapon 1</text:p>
          </table:table-cell>
          <table:table-cell table:style-name="ce10" table:formula="of:=IFERROR(  IFERROR(   VLOOKUP([.A258]; [items_equipment.A$1:.B$1048576]; 2; 0);   VLOOKUP([.A258]; [items_misc.A$1:.B$1048576]; 2; 0)   );  VLOOKUP([.A258]; [items_consumable.A$1:.B$1048576]; 2; 0)  )" office:value-type="string" office:string-value="Dirk" calcext:value-type="string">
            <text:p>Dirk</text:p>
          </table:table-cell>
          <table:table-cell office:value-type="string" calcext:value-type="string">
            <text:p>wood_stump</text:p>
          </table:table-cell>
          <table:table-cell table:formula="of:=VLOOKUP([.C258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body 1</text:p>
          </table:table-cell>
          <table:table-cell table:style-name="ce10" table:formula="of:=IFERROR(  IFERROR(   VLOOKUP([.A259]; [items_equipment.A$1:.B$1048576]; 2; 0);   VLOOKUP([.A259]; [items_misc.A$1:.B$1048576]; 2; 0)   );  VLOOKUP([.A259]; [items_consumable.A$1:.B$1048576]; 2; 0)  )" office:value-type="string" office:string-value="Leather tunic" calcext:value-type="string">
            <text:p>Leather tunic</text:p>
          </table:table-cell>
          <table:table-cell office:value-type="string" calcext:value-type="string">
            <text:p>wood_stump</text:p>
          </table:table-cell>
          <table:table-cell table:formula="of:=VLOOKUP([.C25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head 1</text:p>
          </table:table-cell>
          <table:table-cell table:style-name="ce10" table:formula="of:=IFERROR(  IFERROR(   VLOOKUP([.A260]; [items_equipment.A$1:.B$1048576]; 2; 0);   VLOOKUP([.A260]; [items_misc.A$1:.B$1048576]; 2; 0)   );  VLOOKUP([.A260]; [items_consumable.A$1:.B$1048576]; 2; 0)  )" office:value-type="string" office:string-value="Leather hat" calcext:value-type="string">
            <text:p>Leather hat</text:p>
          </table:table-cell>
          <table:table-cell office:value-type="string" calcext:value-type="string">
            <text:p>wood_stump</text:p>
          </table:table-cell>
          <table:table-cell table:formula="of:=VLOOKUP([.C26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trinket 1</text:p>
          </table:table-cell>
          <table:table-cell table:style-name="ce10" table:formula="of:=IFERROR(  IFERROR(   VLOOKUP([.A261]; [items_equipment.A$1:.B$1048576]; 2; 0);   VLOOKUP([.A261]; [items_misc.A$1:.B$1048576]; 2; 0)   );  VLOOKUP([.A261]; [items_consumable.A$1:.B$1048576]; 2; 0)  )" office:value-type="string" office:string-value="Wood shield" calcext:value-type="string">
            <text:p>Wood shield</text:p>
          </table:table-cell>
          <table:table-cell office:value-type="string" calcext:value-type="string">
            <text:p>wood_stump</text:p>
          </table:table-cell>
          <table:table-cell table:formula="of:=VLOOKUP([.C261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rit weapon 1</text:p>
          </table:table-cell>
          <table:table-cell table:style-name="ce10" table:formula="of:=IFERROR(  IFERROR(   VLOOKUP([.A262]; [items_equipment.A$1:.B$1048576]; 2; 0);   VLOOKUP([.A262]; [items_misc.A$1:.B$1048576]; 2; 0)   );  VLOOKUP([.A262]; [items_consumable.A$1:.B$1048576]; 2; 0)  )" office:value-type="string" office:string-value="Pitchfork" calcext:value-type="string">
            <text:p>Pitchfork</text:p>
          </table:table-cell>
          <table:table-cell office:value-type="string" calcext:value-type="string">
            <text:p>wood_stump</text:p>
          </table:table-cell>
          <table:table-cell table:formula="of:=VLOOKUP([.C262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body 1</text:p>
          </table:table-cell>
          <table:table-cell table:style-name="ce10" table:formula="of:=IFERROR(  IFERROR(   VLOOKUP([.A263]; [items_equipment.A$1:.B$1048576]; 2; 0);   VLOOKUP([.A263]; [items_misc.A$1:.B$1048576]; 2; 0)   );  VLOOKUP([.A263]; [items_consumable.A$1:.B$1048576]; 2; 0)  )" office:value-type="string" office:string-value="Robe" calcext:value-type="string">
            <text:p>Robe</text:p>
          </table:table-cell>
          <table:table-cell office:value-type="string" calcext:value-type="string">
            <text:p>wood_stump</text:p>
          </table:table-cell>
          <table:table-cell table:formula="of:=VLOOKUP([.C263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nd head 1</text:p>
          </table:table-cell>
          <table:table-cell table:style-name="ce10" table:formula="of:=IFERROR(  IFERROR(   VLOOKUP([.A264]; [items_equipment.A$1:.B$1048576]; 2; 0);   VLOOKUP([.A264]; [items_misc.A$1:.B$1048576]; 2; 0)   );  VLOOKUP([.A264]; [items_consumable.A$1:.B$1048576]; 2; 0)  )" office:value-type="string" office:string-value="Pointy hat" calcext:value-type="string">
            <text:p>Pointy hat</text:p>
          </table:table-cell>
          <table:table-cell office:value-type="string" calcext:value-type="string">
            <text:p>wood_stump</text:p>
          </table:table-cell>
          <table:table-cell table:formula="of:=VLOOKUP([.C264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trinket 1</text:p>
          </table:table-cell>
          <table:table-cell table:style-name="ce10" table:formula="of:=IFERROR(  IFERROR(   VLOOKUP([.A265]; [items_equipment.A$1:.B$1048576]; 2; 0);   VLOOKUP([.A265]; [items_misc.A$1:.B$1048576]; 2; 0)   );  VLOOKUP([.A265]; [items_consumable.A$1:.B$1048576]; 2; 0)  )" office:value-type="string" office:string-value="Piece of paper" calcext:value-type="string">
            <text:p>Piece of paper</text:p>
          </table:table-cell>
          <table:table-cell office:value-type="string" calcext:value-type="string">
            <text:p>wood_stump</text:p>
          </table:table-cell>
          <table:table-cell table:formula="of:=VLOOKUP([.C265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d weapon 1</text:p>
          </table:table-cell>
          <table:table-cell table:style-name="ce10" table:formula="of:=IFERROR(  IFERROR(   VLOOKUP([.A266]; [items_equipment.A$1:.B$1048576]; 2; 0);   VLOOKUP([.A266]; [items_misc.A$1:.B$1048576]; 2; 0)   );  VLOOKUP([.A266]; [items_consumable.A$1:.B$1048576]; 2; 0)  )" office:value-type="string" office:string-value="Stick" calcext:value-type="string">
            <text:p>Stick</text:p>
          </table:table-cell>
          <table:table-cell office:value-type="string" calcext:value-type="string">
            <text:p>wood_stump</text:p>
          </table:table-cell>
          <table:table-cell table:formula="of:=VLOOKUP([.C266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body 1</text:p>
          </table:table-cell>
          <table:table-cell table:style-name="ce10" table:formula="of:=IFERROR(  IFERROR(   VLOOKUP([.A267]; [items_equipment.A$1:.B$1048576]; 2; 0);   VLOOKUP([.A267]; [items_misc.A$1:.B$1048576]; 2; 0)   );  VLOOKUP([.A267]; [items_consumable.A$1:.B$1048576]; 2; 0)  )" office:value-type="string" office:string-value="Brown monk robe" calcext:value-type="string">
            <text:p>Brown monk robe</text:p>
          </table:table-cell>
          <table:table-cell office:value-type="string" calcext:value-type="string">
            <text:p>wood_stump</text:p>
          </table:table-cell>
          <table:table-cell table:formula="of:=VLOOKUP([.C267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head 1</text:p>
          </table:table-cell>
          <table:table-cell table:style-name="ce10" table:formula="of:=IFERROR(  IFERROR(   VLOOKUP([.A268]; [items_equipment.A$1:.B$1048576]; 2; 0);   VLOOKUP([.A268]; [items_misc.A$1:.B$1048576]; 2; 0)   );  VLOOKUP([.A268]; [items_consumable.A$1:.B$1048576]; 2; 0)  )" office:value-type="string" office:string-value="Bald cap" calcext:value-type="string">
            <text:p>Bald cap</text:p>
          </table:table-cell>
          <table:table-cell office:value-type="string" calcext:value-type="string">
            <text:p>wood_stump</text:p>
          </table:table-cell>
          <table:table-cell table:formula="of:=VLOOKUP([.C268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trinket 1</text:p>
          </table:table-cell>
          <table:table-cell table:style-name="ce10" table:formula="of:=IFERROR(  IFERROR(   VLOOKUP([.A269]; [items_equipment.A$1:.B$1048576]; 2; 0);   VLOOKUP([.A269]; [items_misc.A$1:.B$1048576]; 2; 0)   );  VLOOKUP([.A269]; [items_consumable.A$1:.B$1048576]; 2; 0)  )" office:value-type="string" office:string-value="Tiny bell" calcext:value-type="string">
            <text:p>Tiny bell</text:p>
          </table:table-cell>
          <table:table-cell office:value-type="string" calcext:value-type="string">
            <text:p>wood_stump</text:p>
          </table:table-cell>
          <table:table-cell table:formula="of:=VLOOKUP([.C269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oul weapon 1</text:p>
          </table:table-cell>
          <table:table-cell table:style-name="ce10" table:formula="of:=IFERROR(  IFERROR(   VLOOKUP([.A270]; [items_equipment.A$1:.B$1048576]; 2; 0);   VLOOKUP([.A270]; [items_misc.A$1:.B$1048576]; 2; 0)   );  VLOOKUP([.A270]; [items_consumable.A$1:.B$1048576]; 2; 0)  )" office:value-type="string" office:string-value="Prayer beads" calcext:value-type="string">
            <text:p>Prayer beads</text:p>
          </table:table-cell>
          <table:table-cell office:value-type="string" calcext:value-type="string">
            <text:p>wood_stump</text:p>
          </table:table-cell>
          <table:table-cell table:formula="of:=VLOOKUP([.C270]; [enemies.A$1:.B$1048576]; 2; 0)" office:value-type="string" office:string-value="Wood Stump" calcext:value-type="string">
            <text:p>Wood Stump</text:p>
          </table:table-cell>
          <table:table-cell table:style-name="ce11" office:value-type="float" office:value="0.1" calcext:value-type="float">
            <text:p>0,10</text:p>
          </table:table-cell>
          <table:table-cell table:number-columns-repeated="1019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" table:style-name="ta1">
        <office:forms form:automatic-focus="false" form:apply-design-mode="false"/>
        <table:table-column table:style-name="co34" table:default-cell-style-name="ce9"/>
        <table:table-column table:style-name="co33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ce9"/>
        <table:table-column table:style-name="co45" table:default-cell-style-name="ce9"/>
        <table:table-column table:style-name="co22" table:number-columns-repeated="1011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p_max</text:p>
          </table:table-cell>
          <table:table-cell office:value-type="string" calcext:value-type="string">
            <text:p>mp_max</text:p>
          </table:table-cell>
          <table:table-cell office:value-type="string" calcext:value-type="string">
            <text:p>gri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torial_enemy_1</text:p>
          </table:table-cell>
          <table:table-cell office:value-type="string" calcext:value-type="string">
            <text:p>Tiny 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room</text:p>
          </table:table-cell>
          <table:table-cell office:value-type="string" calcext:value-type="string">
            <text:p>Shroom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tiny orange mushroom. How cute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mall stinky rat. Ew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ball of fluff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od_stump</text:p>
          </table:table-cell>
          <table:table-cell office:value-type="string" calcext:value-type="string">
            <text:p>Wood Stump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moving tabl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nail</text:p>
          </table:table-cell>
          <table:table-cell office:value-type="string" calcext:value-type="string">
            <text:p>Sn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low moving hou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nge mushroom</text:p>
          </table:table-cell>
          <table:table-cell office:value-type="string" calcext:value-type="string">
            <text:p>Orange Mushroom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larger orange mushroom, this one is feisty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een_slime</text:p>
          </table:table-cell>
          <table:table-cell office:value-type="string" calcext:value-type="string">
            <text:p>Green Slim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small glob of goo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Spid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eight eyed, eight legged creature. What more to sa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ndering_rock</text:p>
          </table:table-cell>
          <table:table-cell office:value-type="string" calcext:value-type="string">
            <text:p>Wandering Rock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le of rocks seemingly glued together. Wait its moving?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 pink rotunt dog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 mushroom</text:p>
          </table:table-cell>
          <table:table-cell office:value-type="string" calcext:value-type="string">
            <text:p>Blue Mushroom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ulky blue mushroom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Octopu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big slimy floating octopus, atleast you are 50% certain its not a behold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_slime</text:p>
          </table:table-cell>
          <table:table-cell office:value-type="string" calcext:value-type="string">
            <text:p>Blue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slimy blue glob stinks of sewag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slime</text:p>
          </table:table-cell>
          <table:table-cell office:value-type="string" calcext:value-type="string">
            <text:p>Red Slim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 red glob of heat. Is it on fire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d_cap</text:p>
          </table:table-cell>
          <table:table-cell office:value-type="string" calcext:value-type="string">
            <text:p>Red Cap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s this a reskin of orange mushroom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il_eye</text:p>
          </table:table-cell>
          <table:table-cell office:value-type="string" calcext:value-type="string">
            <text:p>Evil Ey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one eyed snake with two arm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ef</text:p>
          </table:table-cell>
          <table:table-cell office:value-type="string" calcext:value-type="string">
            <text:p>Thie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ragged man with a dull kni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rned_mushroom</text:p>
          </table:table-cell>
          <table:table-cell office:value-type="string" calcext:value-type="string">
            <text:p>Horned Mushroom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 big mushroom with spiky horns growing out of its blue cap.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skills" table:style-name="ta1">
        <table:table-column table:style-name="co33" table:number-columns-repeated="2" table:default-cell-style-name="ce9"/>
        <table:table-column table:style-name="co46" table:number-columns-repeated="2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pract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2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3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4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5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6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7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8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9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0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11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2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13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14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15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6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7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18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9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20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 table:number-rows-repeated="16">
          <table:table-cell table:style-name="Default" table:number-columns-repeated="7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_combat_loop" table:style-name="ta1">
        <table:table-column table:style-name="co33" table:number-columns-repeated="2" table:default-cell-style-name="ce9"/>
        <table:table-column table:style-name="co47" table:default-cell-style-name="ce9"/>
        <table:table-column table:style-name="co46" table:default-cell-style-name="ce9"/>
        <table:table-column table:style-name="co22" table:number-columns-repeated="1020" table:default-cell-style-name="ce9"/>
        <table:table-row table:style-name="ro1">
          <table:table-cell office:value-type="string" calcext:value-type="string">
            <text:p>enemy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mushroom</text:p>
          </table:table-cell>
          <table:table-cell table:formula="of:=VLOOKUP([.A2]; [enemies.A$1:.B$1048576]; 2; 0)" office:value-type="string" office:string-value="Blue Mushroom" calcext:value-type="string">
            <text:p>Blue Mushroom</text:p>
          </table:table-cell>
          <table:table-cell office:value-type="string" calcext:value-type="string">
            <text:p>nudge</text:p>
          </table:table-cell>
          <table:table-cell table:formula="of:=VLOOKUP([.C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_slime</text:p>
          </table:table-cell>
          <table:table-cell table:formula="of:=VLOOKUP([.A3]; [enemies.A$1:.B$1048576]; 2; 0)" office:value-type="string" office:string-value="Blue Slime" calcext:value-type="string">
            <text:p>Blue Slime</text:p>
          </table:table-cell>
          <table:table-cell office:value-type="string" calcext:value-type="string">
            <text:p>nudge</text:p>
          </table:table-cell>
          <table:table-cell table:formula="of:=VLOOKUP([.C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l_eye</text:p>
          </table:table-cell>
          <table:table-cell table:formula="of:=VLOOKUP([.A4]; [enemies.A$1:.B$1048576]; 2; 0)" office:value-type="string" office:string-value="Evil Eye" calcext:value-type="string">
            <text:p>Evil Eye</text:p>
          </table:table-cell>
          <table:table-cell office:value-type="string" calcext:value-type="string">
            <text:p>nudge</text:p>
          </table:table-cell>
          <table:table-cell table:formula="of:=VLOOKUP([.C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een_slime</text:p>
          </table:table-cell>
          <table:table-cell table:formula="of:=VLOOKUP([.A5]; [enemies.A$1:.B$1048576]; 2; 0)" office:value-type="string" office:string-value="Green Slime" calcext:value-type="string">
            <text:p>Green Slime</text:p>
          </table:table-cell>
          <table:table-cell office:value-type="string" calcext:value-type="string">
            <text:p>nudge</text:p>
          </table:table-cell>
          <table:table-cell table:formula="of:=VLOOKUP([.C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rned_mushroom</text:p>
          </table:table-cell>
          <table:table-cell table:formula="of:=VLOOKUP([.A6]; [enemies.A$1:.B$1048576]; 2; 0)" office:value-type="string" office:string-value="Horned Mushroom" calcext:value-type="string">
            <text:p>Horned Mushroom</text:p>
          </table:table-cell>
          <table:table-cell office:value-type="string" calcext:value-type="string">
            <text:p>nudge</text:p>
          </table:table-cell>
          <table:table-cell table:formula="of:=VLOOKUP([.C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opus</text:p>
          </table:table-cell>
          <table:table-cell table:formula="of:=VLOOKUP([.A7]; [enemies.A$1:.B$1048576]; 2; 0)" office:value-type="string" office:string-value="Octopus" calcext:value-type="string">
            <text:p>Octopus</text:p>
          </table:table-cell>
          <table:table-cell office:value-type="string" calcext:value-type="string">
            <text:p>nudge</text:p>
          </table:table-cell>
          <table:table-cell table:formula="of:=VLOOKUP([.C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 mushroom</text:p>
          </table:table-cell>
          <table:table-cell table:formula="of:=VLOOKUP([.A8]; [enemies.A$1:.B$1048576]; 2; 0)" office:value-type="string" office:string-value="Orange Mushroom" calcext:value-type="string">
            <text:p>Orange Mushroom</text:p>
          </table:table-cell>
          <table:table-cell office:value-type="string" calcext:value-type="string">
            <text:p>nudge</text:p>
          </table:table-cell>
          <table:table-cell table:formula="of:=VLOOKUP([.C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g</text:p>
          </table:table-cell>
          <table:table-cell table:formula="of:=VLOOKUP([.A9]; [enemies.A$1:.B$1048576]; 2; 0)" office:value-type="string" office:string-value="Pig" calcext:value-type="string">
            <text:p>Pig</text:p>
          </table:table-cell>
          <table:table-cell office:value-type="string" calcext:value-type="string">
            <text:p>nudge</text:p>
          </table:table-cell>
          <table:table-cell table:formula="of:=VLOOKUP([.C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</text:p>
          </table:table-cell>
          <table:table-cell table:formula="of:=VLOOKUP([.A10]; [enemies.A$1:.B$1048576]; 2; 0)" office:value-type="string" office:string-value="Rat" calcext:value-type="string">
            <text:p>Rat</text:p>
          </table:table-cell>
          <table:table-cell office:value-type="string" calcext:value-type="string">
            <text:p>nudge</text:p>
          </table:table-cell>
          <table:table-cell table:formula="of:=VLOOKUP([.C1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cap</text:p>
          </table:table-cell>
          <table:table-cell table:formula="of:=VLOOKUP([.A11]; [enemies.A$1:.B$1048576]; 2; 0)" office:value-type="string" office:string-value="Red Cap" calcext:value-type="string">
            <text:p>Red Cap</text:p>
          </table:table-cell>
          <table:table-cell office:value-type="string" calcext:value-type="string">
            <text:p>nudge</text:p>
          </table:table-cell>
          <table:table-cell table:formula="of:=VLOOKUP([.C1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_slime</text:p>
          </table:table-cell>
          <table:table-cell table:formula="of:=VLOOKUP([.A12]; [enemies.A$1:.B$1048576]; 2; 0)" office:value-type="string" office:string-value="Red Slime" calcext:value-type="string">
            <text:p>Red Slime</text:p>
          </table:table-cell>
          <table:table-cell office:value-type="string" calcext:value-type="string">
            <text:p>nudge</text:p>
          </table:table-cell>
          <table:table-cell table:formula="of:=VLOOKUP([.C1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oom</text:p>
          </table:table-cell>
          <table:table-cell table:formula="of:=VLOOKUP([.A13]; [enemies.A$1:.B$1048576]; 2; 0)" office:value-type="string" office:string-value="Shroom" calcext:value-type="string">
            <text:p>Shroom</text:p>
          </table:table-cell>
          <table:table-cell office:value-type="string" calcext:value-type="string">
            <text:p>nudge</text:p>
          </table:table-cell>
          <table:table-cell table:formula="of:=VLOOKUP([.C1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il</text:p>
          </table:table-cell>
          <table:table-cell table:formula="of:=VLOOKUP([.A14]; [enemies.A$1:.B$1048576]; 2; 0)" office:value-type="string" office:string-value="Snail" calcext:value-type="string">
            <text:p>Snail</text:p>
          </table:table-cell>
          <table:table-cell office:value-type="string" calcext:value-type="string">
            <text:p>nudge</text:p>
          </table:table-cell>
          <table:table-cell table:formula="of:=VLOOKUP([.C1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der</text:p>
          </table:table-cell>
          <table:table-cell table:formula="of:=VLOOKUP([.A15]; [enemies.A$1:.B$1048576]; 2; 0)" office:value-type="string" office:string-value="Spider" calcext:value-type="string">
            <text:p>Spider</text:p>
          </table:table-cell>
          <table:table-cell office:value-type="string" calcext:value-type="string">
            <text:p>nudge</text:p>
          </table:table-cell>
          <table:table-cell table:formula="of:=VLOOKUP([.C1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e</text:p>
          </table:table-cell>
          <table:table-cell table:formula="of:=VLOOKUP([.A16]; [enemies.A$1:.B$1048576]; 2; 0)" office:value-type="string" office:string-value="Spore" calcext:value-type="string">
            <text:p>Spore</text:p>
          </table:table-cell>
          <table:table-cell office:value-type="string" calcext:value-type="string">
            <text:p>nudge</text:p>
          </table:table-cell>
          <table:table-cell table:formula="of:=VLOOKUP([.C1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ief</text:p>
          </table:table-cell>
          <table:table-cell table:formula="of:=VLOOKUP([.A17]; [enemies.A$1:.B$1048576]; 2; 0)" office:value-type="string" office:string-value="Thief" calcext:value-type="string">
            <text:p>Thief</text:p>
          </table:table-cell>
          <table:table-cell office:value-type="string" calcext:value-type="string">
            <text:p>nudge</text:p>
          </table:table-cell>
          <table:table-cell table:formula="of:=VLOOKUP([.C17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_enemy_1</text:p>
          </table:table-cell>
          <table:table-cell table:formula="of:=VLOOKUP([.A18]; [enemies.A$1:.B$1048576]; 2; 0)" office:value-type="string" office:string-value="Tiny shroom" calcext:value-type="string">
            <text:p>Tiny shroom</text:p>
          </table:table-cell>
          <table:table-cell office:value-type="string" calcext:value-type="string">
            <text:p>nudge</text:p>
          </table:table-cell>
          <table:table-cell table:formula="of:=VLOOKUP([.C18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ering_rock</text:p>
          </table:table-cell>
          <table:table-cell table:formula="of:=VLOOKUP([.A19]; [enemies.A$1:.B$1048576]; 2; 0)" office:value-type="string" office:string-value="Wandering Rock" calcext:value-type="string">
            <text:p>Wandering Rock</text:p>
          </table:table-cell>
          <table:table-cell office:value-type="string" calcext:value-type="string">
            <text:p>nudge</text:p>
          </table:table-cell>
          <table:table-cell table:formula="of:=VLOOKUP([.C19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0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0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1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1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2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2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wood_stump</text:p>
          </table:table-cell>
          <table:table-cell table:formula="of:=VLOOKUP([.A23]; [enemies.A$1:.B$1048576]; 2; 0)" office:value-type="string" office:string-value="Wood Stump" calcext:value-type="string">
            <text:p>Wood Stump</text:p>
          </table:table-cell>
          <table:table-cell office:value-type="string" calcext:value-type="string">
            <text:p>nudge</text:p>
          </table:table-cell>
          <table:table-cell table:formula="of:=VLOOKUP([.C2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EHT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5"/>
        </table:table-row>
        <table:table-row table:style-name="ro1" table:number-rows-repeated="21">
          <table:table-cell table:style-name="Default" table:number-columns-repeated="9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table:table-column table:style-name="co25" table:default-cell-style-name="ce9"/>
        <table:table-column table:style-name="co26" table:default-cell-style-name="ce9"/>
        <table:table-column table:style-name="co48" table:default-cell-style-name="ce9"/>
        <table:table-column table:style-name="co22" table:number-columns-repeated="3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22" table:default-cell-style-name="ce9"/>
        <table:table-column table:style-name="co52" table:default-cell-style-name="ce9"/>
        <table:table-column table:style-name="co22" table:number-columns-repeated="1013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ript_to_run</text:p>
          </table:table-cell>
          <table:table-cell office:value-type="string" calcext:value-type="string">
            <text:p>target_self_is_valid</text:p>
          </table:table-cell>
          <table:table-cell office:value-type="string" calcext:value-type="string">
            <text:p>target_others_is_valid</text:p>
          </table:table-cell>
          <table:table-cell office:value-type="string" calcext:value-type="string">
            <text:p>must_be_fighting</text:p>
          </table:table-cell>
          <table:table-cell office:value-type="string" calcext:value-type="string">
            <text:p>can_be_practiced</text:p>
          </table:table-cell>
          <table:table-cell office:value-type="string" calcext:value-type="string">
            <text:p>level_req</text:p>
          </table:table-cell>
          <table:table-cell table:style-name="Default" office:value-type="string" calcext:value-type="string">
            <text:p>use_perspectives</text:p>
          </table:table-cell>
          <table:table-cell table:style-name="Default" office:value-type="string" calcext:value-type="string">
            <text:p>FOUND</text:p>
          </table:table-cell>
          <table:table-cell office:value-type="string" calcext:value-type="string">
            <text:p>descrip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wing</text:p>
          </table:table-cell>
          <table:table-cell table:style-name="Default" table:formula="of:=VLOOKUP([.I2]; [use_perspectives.A$1:.B$1048576]; 2; 0)" office:value-type="string" office:string-value="use_swing" calcext:value-type="string">
            <text:p>use_swing</text:p>
          </table:table-cell>
          <table:table-cell office:value-type="string" calcext:value-type="string">
            <text:p>Swing at your target dealing physical damage. </text:p>
            <text:p>Damage equals whichever stat is highest between Grit and Flow. </text:p>
            <text:p>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ethereal</text:p>
          </table:table-cell>
          <table:table-cell office:value-type="string" calcext:value-type="string">
            <text:p>Become Ethereal</text:p>
          </table:table-cell>
          <table:table-cell office:value-type="string" calcext:value-type="string">
            <text:p>BecomeEthere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ethereal</text:p>
          </table:table-cell>
          <table:table-cell table:style-name="Default" table:formula="of:=VLOOKUP([.I3]; [use_perspectives.A$1:.B$1048576]; 2; 0)" office:value-type="string" office:string-value="use_ethereal" calcext:value-type="string">
            <text:p>use_ethereal</text:p>
          </table:table-cell>
          <table:table-cell office:value-type="string" calcext:value-type="string">
            <text:p>Become ethereal for DURATION turns. </text:p>
            <text:p>Receive no physical damage. </text:p>
            <text:p>Amplify all magical damage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ure light wounds</text:p>
          </table:table-cell>
          <table:table-cell office:value-type="string" calcext:value-type="string">
            <text:p>Cure Light Wounds</text:p>
          </table:table-cell>
          <table:table-cell office:value-type="string" calcext:value-type="string">
            <text:p>CureLightWoun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4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Heal your target for 10 HP </text:p>
            <text:p>+ Soul Amplified by DMG-AMP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bash</text:p>
          </table:table-cell>
          <table:table-cell table:number-columns-repeated="2" office:value-type="string" calcext:value-type="string">
            <text:p>Bash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bash</text:p>
          </table:table-cell>
          <table:table-cell table:style-name="Default" table:formula="of:=VLOOKUP([.I5]; [use_perspectives.A$1:.B$1048576]; 2; 0)" office:value-type="string" office:string-value="use_bash" calcext:value-type="string">
            <text:p>use_bash</text:p>
          </table:table-cell>
          <table:table-cell office:value-type="string" calcext:value-type="string">
            <text:p>Swing at your target.</text:p>
            <text:p>If damage is dealt:</text:p>
            <text:p>Stun them for DURATION turns.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double whack</text:p>
          </table:table-cell>
          <table:table-cell office:value-type="string" calcext:value-type="string">
            <text:p>Double Whack</text:p>
          </table:table-cell>
          <table:table-cell office:value-type="string" calcext:value-type="string">
            <text:p>DoubleWhack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double whack</text:p>
          </table:table-cell>
          <table:table-cell table:style-name="Default" table:formula="of:=VLOOKUP([.I6]; [use_perspectives.A$1:.B$1048576]; 2; 0)" office:value-type="string" office:string-value="use_double_whack" calcext:value-type="string">
            <text:p>use_double_whack</text:p>
          </table:table-cell>
          <table:table-cell office:value-type="string" calcext:value-type="string">
            <text:p>Swiftly land two attacks.</text:p>
            <text:p>Dealing physical damage amplified by DMG-AMP.</text:p>
            <text:p>Hit chance on the second attack is 45% always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mite</text:p>
          </table:table-cell>
          <table:table-cell table:number-columns-repeated="2" office:value-type="string" calcext:value-type="string">
            <text:p>Smit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smite</text:p>
          </table:table-cell>
          <table:table-cell table:style-name="Default" table:formula="of:=VLOOKUP([.I7]; [use_perspectives.A$1:.B$1048576]; 2; 0)" office:value-type="string" office:string-value="use_smite" calcext:value-type="string">
            <text:p>use_smite</text:p>
          </table:table-cell>
          <table:table-cell office:value-type="string" calcext:value-type="string">
            <text:p>Smite your target.</text:p>
            <text:p>Dealing pure damage amplified by DMG-AMP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e armor</text:p>
          </table:table-cell>
          <table:table-cell office:value-type="string" calcext:value-type="string">
            <text:p>Mage Armor</text:p>
          </table:table-cell>
          <table:table-cell office:value-type="string" calcext:value-type="string">
            <text:p>MageArm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mage armor</text:p>
          </table:table-cell>
          <table:table-cell table:style-name="Default" table:formula="of:=VLOOKUP([.I8]; [use_perspectives.A$1:.B$1048576]; 2; 0)" office:value-type="string" office:string-value="use_mage_armor" calcext:value-type="string">
            <text:p>use_mage_armor</text:p>
          </table:table-cell>
          <table:table-cell office:value-type="string" calcext:value-type="string">
            <text:p>Infuse yourself with magicka.     </text:p>
            <text:p>Convert DMG-AMP damage received to magicka drain.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agic missile</text:p>
          </table:table-cell>
          <table:table-cell office:value-type="string" calcext:value-type="string">
            <text:p>Magic Missile</text:p>
          </table:table-cell>
          <table:table-cell office:value-type="string" calcext:value-type="string">
            <text:p>MagicMissi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office:value-type="string" calcext:value-type="string">
            <text:p>magic missile</text:p>
          </table:table-cell>
          <table:table-cell table:style-name="Default" table:formula="of:=VLOOKUP([.I9]; [use_perspectives.A$1:.B$1048576]; 2; 0)" office:value-type="string" office:string-value="use_magic_missile" calcext:value-type="string">
            <text:p>use_magic_missile</text:p>
          </table:table-cell>
          <table:table-cell office:value-type="string" calcext:value-type="string">
            <text:p>Fire a magic missile whick always hits.     </text:p>
            <text:p>Deal magical damage amplified by DMG-AMP.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Sw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nudge</text:p>
          </table:table-cell>
          <table:table-cell table:style-name="Default" table:formula="of:=VLOOKUP([.I10]; [use_perspectives.A$1:.B$1048576]; 2; 0)" office:value-type="string" office:string-value="use_nudge" calcext:value-type="string">
            <text:p>use_nudge</text:p>
          </table:table-cell>
          <table:table-cell office:value-type="string" calcext:value-type="string">
            <text:p>The monster variant of a swing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hp30</text:p>
          </table:table-cell>
          <table:table-cell table:number-columns-repeated="2" office:value-type="string" calcext:value-type="string">
            <text:p>RegenH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1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Health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en_mp30</text:p>
          </table:table-cell>
          <table:table-cell table:number-columns-repeated="2" office:value-type="string" calcext:value-type="string">
            <text:p>RegenMP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cure light wounds</text:p>
          </table:table-cell>
          <table:table-cell table:style-name="Default" table:formula="of:=VLOOKUP([.I12]; [use_perspectives.A$1:.B$1048576]; 2; 0)" office:value-type="string" office:string-value="use_cure_light_wounds" calcext:value-type="string">
            <text:p>use_cure_light_wounds</text:p>
          </table:table-cell>
          <table:table-cell office:value-type="string" calcext:value-type="string">
            <text:p>Regenerate 30% of max Magicka.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34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script_values" table:style-name="ta1">
        <table:table-column table:style-name="co25" table:default-cell-style-name="ce9"/>
        <table:table-column table:style-name="co26" table:default-cell-style-name="ce9"/>
        <table:table-column table:style-name="co22" table:number-columns-repeated="7" table:default-cell-style-name="ce9"/>
        <table:table-column table:style-name="co22" table:default-cell-style-name="ce10"/>
        <table:table-column table:style-name="co22" table:number-columns-repeated="1014" table:default-cell-style-name="ce9"/>
        <table:table-row table:style-name="ro1">
          <table:table-cell office:value-type="string" calcext:value-type="string">
            <text:p>skill_i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value_name</text:p>
          </table:table-cell>
          <table:table-cell office:value-type="string" calcext:value-type="string">
            <text:p>value0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style-name="ce9" office:value-type="string" calcext:value-type="string">
            <text:p>value6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2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3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4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5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du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6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formula="of:=VLOOKUP([.A7]; [skills.A$1:.B$1048576]; 2; 0)" office:value-type="string" office:string-value="Bash" calcext:value-type="string">
            <text:p>Bash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8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9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0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3" calcext:value-type="float">
            <text:p>3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1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e light wounds</text:p>
          </table:table-cell>
          <table:table-cell table:formula="of:=VLOOKUP([.A12]; [skills.A$1:.B$1048576]; 2; 0)" office:value-type="string" office:string-value="Cure Light Wounds" calcext:value-type="string">
            <text:p>Cure Light Wounds</text:p>
          </table:table-cell>
          <table:table-cell office:value-type="string" calcext:value-type="string">
            <text:p>mp_c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3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4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5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 whack</text:p>
          </table:table-cell>
          <table:table-cell table:formula="of:=VLOOKUP([.A16]; [skills.A$1:.B$1048576]; 2; 0)" office:value-type="string" office:string-value="Double Whack" calcext:value-type="string">
            <text:p>Double Whack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7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8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19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3" calcext:value-type="float">
            <text:p>3,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1" office:value-type="float" office:value="2" calcext:value-type="float">
            <text:p>2,0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0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eal</text:p>
          </table:table-cell>
          <table:table-cell table:formula="of:=VLOOKUP([.A21]; [skills.A$1:.B$1048576]; 2; 0)" office:value-type="string" office:string-value="Become Ethereal" calcext:value-type="string">
            <text:p>Become Ethereal</text:p>
          </table:table-cell>
          <table:table-cell office:value-type="string" calcext:value-type="string">
            <text:p>mp_co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2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3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cooldow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4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5" calcext:value-type="float">
            <text:p>0,50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5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durat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6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e armor</text:p>
          </table:table-cell>
          <table:table-cell table:formula="of:=VLOOKUP([.A27]; [skills.A$1:.B$1048576]; 2; 0)" office:value-type="string" office:string-value="Mage Armor" calcext:value-type="string">
            <text:p>Mage Armor</text:p>
          </table:table-cell>
          <table:table-cell office:value-type="string" calcext:value-type="string">
            <text:p>mp_cos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8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hance</text:p>
          </table:table-cell>
          <table:table-cell table:number-columns-repeated="4" table:style-name="ce11" office:value-type="float" office:value="1" calcext:value-type="float">
            <text:p>1,0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29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coold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0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1.1" calcext:value-type="float">
            <text:p>1,1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3" calcext:value-type="float">
            <text:p>1,30</text:p>
          </table:table-cell>
          <table:table-cell table:style-name="ce11" office:value-type="float" office:value="1.5" calcext:value-type="float">
            <text:p>1,50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1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 missile</text:p>
          </table:table-cell>
          <table:table-cell table:formula="of:=VLOOKUP([.A32]; [skills.A$1:.B$1048576]; 2; 0)" office:value-type="string" office:string-value="Magic Missile" calcext:value-type="string">
            <text:p>Magic Missile</text:p>
          </table:table-cell>
          <table:table-cell office:value-type="string" calcext:value-type="string">
            <text:p>mp_co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3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4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5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dge</text:p>
          </table:table-cell>
          <table:table-cell table:formula="of:=VLOOKUP([.A36]; [skills.A$1:.B$1048576]; 2; 0)" office:value-type="string" office:string-value="Nudge" calcext:value-type="string">
            <text:p>Nudg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7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8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hp30</text:p>
          </table:table-cell>
          <table:table-cell table:formula="of:=VLOOKUP([.A39]; [skills.A$1:.B$1048576]; 2; 0)" office:value-type="string" office:string-value="RegenHP30" calcext:value-type="string">
            <text:p>RegenHP30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0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1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cooldow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en_mp30</text:p>
          </table:table-cell>
          <table:table-cell table:formula="of:=VLOOKUP([.A42]; [skills.A$1:.B$1048576]; 2; 0)" office:value-type="string" office:string-value="RegenMP30" calcext:value-type="string">
            <text:p>RegenMP30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3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hance</text:p>
          </table:table-cell>
          <table:table-cell table:number-columns-repeated="2" table:style-name="ce11" office:value-type="float" office:value="0.75" calcext:value-type="float">
            <text:p>0,75</text:p>
          </table:table-cell>
          <table:table-cell table:number-columns-repeated="2"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4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5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4" calcext:value-type="float">
            <text:p>14,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6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ite</text:p>
          </table:table-cell>
          <table:table-cell table:formula="of:=VLOOKUP([.A47]; [skills.A$1:.B$1048576]; 2; 0)" office:value-type="string" office:string-value="Smite" calcext:value-type="string">
            <text:p>Smite</text:p>
          </table:table-cell>
          <table:table-cell office:value-type="string" calcext:value-type="string">
            <text:p>mp_co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8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hanc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75" calcext:value-type="float">
            <text:p>0,75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85" calcext:value-type="float">
            <text:p>0,85</text:p>
          </table:table-cell>
          <table:table-cell table:number-columns-repeated="2" table:style-name="ce11" office:value-type="float" office:value="0.9" calcext:value-type="float">
            <text:p>0,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49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cooldown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0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damage</text:p>
          </table:table-cell>
          <table:table-cell table:style-name="ce11" office:value-type="float" office:value="0.7" calcext:value-type="float">
            <text:p>0,70</text:p>
          </table:table-cell>
          <table:table-cell table:style-name="ce11" office:value-type="float" office:value="0.8" calcext:value-type="float">
            <text:p>0,80</text:p>
          </table:table-cell>
          <table:table-cell table:style-name="ce11" office:value-type="float" office:value="0.9" calcext:value-type="float">
            <text:p>0,90</text:p>
          </table:table-cell>
          <table:table-cell table:style-name="ce11" office:value-type="float" office:value="1" calcext:value-type="float">
            <text:p>1,00</text:p>
          </table:table-cell>
          <table:table-cell table:style-name="ce11" office:value-type="float" office:value="1.2" calcext:value-type="float">
            <text:p>1,20</text:p>
          </table:table-cell>
          <table:table-cell table:style-name="ce11" office:value-type="float" office:value="1.5" calcext:value-type="float">
            <text:p>1,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ng</text:p>
          </table:table-cell>
          <table:table-cell table:formula="of:=VLOOKUP([.A51]; [skills.A$1:.B$1048576]; 2; 0)" office:value-type="string" office:string-value="Swing" calcext:value-type="string">
            <text:p>Swing</text:p>
          </table:table-cell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table:formula="of:=VLOOKUP([.A5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5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6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7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8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9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7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8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09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0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1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2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3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4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5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/>
          <table:table-cell table:formula="of:=VLOOKUP([.A116]; [skills.A$1:.B$1048576]; 2; 0)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_perspectives" table:style-name="ta1">
        <table:table-column table:style-name="co53" table:default-cell-style-name="ce15"/>
        <table:table-column table:style-name="co54" table:default-cell-style-name="Default"/>
        <table:table-column table:style-name="co55" table:number-columns-repeated="2" table:default-cell-style-name="ce15"/>
        <table:table-column table:style-name="co55" table:default-cell-style-name="Default"/>
        <table:table-column table:style-name="co55" table:number-columns-repeated="7" table:default-cell-style-name="ce15"/>
        <table:table-column table:style-name="co22" table:number-columns-repeated="1012" table:default-cell-style-name="ce15"/>
        <table:table-row table:style-name="ro1">
          <table:table-cell office:value-type="string" calcext:value-type="string">
            <text:p>use_case_id</text:p>
          </table:table-cell>
          <table:table-cell office:value-type="string" calcext:value-type="string">
            <text:p>use_case_name</text:p>
          </table:table-cell>
          <table:table-cell table:style-name="Default" office:value-type="string" calcext:value-type="string">
            <text:p>key</text:p>
          </table:table-cell>
          <table:table-cell table:style-name="Default" office:value-type="string" calcext:value-type="string">
            <text:p>value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wing and hit yourself!</text:p>
          </table:table-cell>
          <table:table-cell/>
          <table:table-cell table:style-name="Default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wing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wing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wing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wing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swing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swing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swing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use_swing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swing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, and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, and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, and you begin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, and #OTHER# begins to 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use_etherea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</text:p>
          </table:table-cell>
          <table:table-cell table:style-name="Default" office:value-type="string" calcext:value-type="string">
            <text:p>You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</text:p>
          </table:table-cell>
          <table:table-cell table:style-name="Default" office:value-type="string" calcext:value-type="string">
            <text:p>You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</text:p>
          </table:table-cell>
          <table:table-cell table:style-name="Default" office:value-type="string" calcext:value-type="string">
            <text:p>#USER# bashes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</text:p>
          </table:table-cell>
          <table:table-cell table:style-name="Default" office:value-type="string" calcext:value-type="string">
            <text:p>#USER# bashes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</text:p>
          </table:table-cell>
          <table:table-cell table:style-name="Default" office:value-type="string" calcext:value-type="string">
            <text:p>#USER# bashes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you fail</text:p>
          </table:table-cell>
          <table:table-cell table:style-name="Default" office:value-type="string" calcext:value-type="string">
            <text:p>You fail to bash yoursel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bash #OTHER#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bash themselves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bash you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sh</text:p>
          </table:table-cell>
          <table:table-cell office:value-type="string" calcext:value-type="string">
            <text:p>use_bash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bash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whack and hi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whack and hi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whacks and hit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whacks and hit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whacks and hit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oting while whacking at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oting while whacking at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oting while whacking at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whack</text:p>
          </table:table-cell>
          <table:table-cell office:value-type="string" calcext:value-type="string">
            <text:p>use_double_whack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oting while whacking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smit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 to smit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 to smit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smites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smit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use_smit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smit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ray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ray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rays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rays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rays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concentration while praying for yourse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praying for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praying for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e light wounds</text:p>
          </table:table-cell>
          <table:table-cell office:value-type="string" calcext:value-type="string">
            <text:p>use_cure_light_wounds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praying for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focus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focu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focuses and a layer of magicka surrounds th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focuses and a layer of magicka surrounds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focuses and a layer of magicka surround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foc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focus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e armor</text:p>
          </table:table-cell>
          <table:table-cell office:value-type="string" calcext:value-type="string">
            <text:p>use_mage_armor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focus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point at yourself and fire a magical missile straight to you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point at #OTHER# and fire a magical missile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points at themselves and fires a magical missile straight into their forehe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points at you and fires a magical missile straight into you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points at #OTHER# and fires a magical missile straight into their chest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c missile</text:p>
          </table:table-cell>
          <table:table-cell office:value-type="string" calcext:value-type="string">
            <text:p>use_magic_missil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loses their concentration while attempting to fire a magical missile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nudges themselves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nudges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nudges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ails to nudge yourself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ails to nudge themsel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ails to nudge you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dge</text:p>
          </table:table-cell>
          <table:table-cell office:value-type="string" calcext:value-type="string">
            <text:p>use_nudge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ails to nudge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drink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splash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drinks the vile liqu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splashes the vile liquid on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splashes the vile liquid on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fumble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use_potion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fumbles and the vile liquid splashes onto the 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</text:p>
          </table:table-cell>
          <table:table-cell office:value-type="string" calcext:value-type="string">
            <text:p>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</text:p>
          </table:table-cell>
          <table:table-cell office:value-type="string" calcext:value-type="string">
            <text:p>You recite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</text:p>
          </table:table-cell>
          <table:table-cell office:value-type="string" calcext:value-type="string">
            <text:p>#USER# recites a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</text:p>
          </table:table-cell>
          <table:table-cell office:value-type="string" calcext:value-type="string">
            <text:p>#USER# recites a scroll at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</text:p>
          </table:table-cell>
          <table:table-cell office:value-type="string" calcext:value-type="string">
            <text:p>#USER# recites the scroll at #OTHER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you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you on other fail</text:p>
          </table:table-cell>
          <table:table-cell office:value-type="string" calcext:value-type="string">
            <text:p>You choke on your words as you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us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you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use_scroll</text:p>
          </table:table-cell>
          <table:table-cell office:value-type="string" calcext:value-type="string">
            <text:p>user on other fail</text:p>
          </table:table-cell>
          <table:table-cell office:value-type="string" calcext:value-type="string">
            <text:p>#USER# chokes on their words as they recite the scroll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tems_equipment.A1:items_equipment.V1048576">
          <table:sort>
            <table:sort-by table:field-number="20" table:order="descending" table:data-type="automatic"/>
            <table:sort-by table:field-number="18" table:data-type="automatic"/>
          </table:sort>
        </table:database-range>
        <table:database-range table:name="__Anonymous_Sheet_DB__3" table:target-range-address="loot.A1:loot.E1048576">
          <table:sort>
            <table:sort-by table:field-number="2" table:data-type="automatic"/>
          </table:sort>
        </table:database-range>
        <table:database-range table:name="__Anonymous_Sheet_DB__4" table:target-range-address="enemies.A1:enemies.M1048576">
          <table:sort>
            <table:sort-by table:field-number="11" table:data-type="automatic"/>
          </table:sort>
        </table:database-range>
        <table:database-range table:name="__Anonymous_Sheet_DB__6" table:target-range-address="enemy_combat_loop.A1:enemy_combat_loop.F1048576">
          <table:sort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8" table:target-range-address="skill_script_values.A1:skill_script_values.M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57:18.138000000</meta:creation-date>
    <dc:date>2025-02-10T23:23:41.923386297</dc:date>
    <meta:editing-duration>PT3H40M19S</meta:editing-duration>
    <meta:editing-cycles>56</meta:editing-cycles>
    <meta:generator>LibreOffice/7.3.7.2$Linux_X86_64 LibreOffice_project/30$Build-2</meta:generator>
    <meta:document-statistic meta:table-count="10" meta:cell-count="4698" meta:object-count="1"/>
  </office:meta>
</office:document-meta>
</file>